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5" style:family="table-column">
      <style:table-column-properties fo:break-before="auto" style:column-width="5.177cm"/>
    </style:style>
    <style:style style:name="co66" style:family="table-column">
      <style:table-column-properties fo:break-before="auto" style:column-width="1.268cm"/>
    </style:style>
    <style:style style:name="co67" style:family="table-column">
      <style:table-column-properties fo:break-before="auto" style:column-width="1.806cm"/>
    </style:style>
    <style:style style:name="co68" style:family="table-column">
      <style:table-column-properties fo:break-before="auto" style:column-width="1.549cm"/>
    </style:style>
    <style:style style:name="co69" style:family="table-column">
      <style:table-column-properties fo:break-before="auto" style:column-width="1.591cm"/>
    </style:style>
    <style:style style:name="co70" style:family="table-column">
      <style:table-column-properties fo:break-before="auto" style:column-width="4.323cm"/>
    </style:style>
    <style:style style:name="co71" style:family="table-column">
      <style:table-column-properties fo:break-before="auto" style:column-width="1.827cm"/>
    </style:style>
    <style:style style:name="co72" style:family="table-column">
      <style:table-column-properties fo:break-before="auto" style:column-width="1.526cm"/>
    </style:style>
    <style:style style:name="co73" style:family="table-column">
      <style:table-column-properties fo:break-before="auto" style:column-width="1.355cm"/>
    </style:style>
    <style:style style:name="co74" style:family="table-column">
      <style:table-column-properties fo:break-before="auto" style:column-width="1.871cm"/>
    </style:style>
    <style:style style:name="co75" style:family="table-column">
      <style:table-column-properties fo:break-before="auto" style:column-width="0.924cm"/>
    </style:style>
    <style:style style:name="co76" style:family="table-column">
      <style:table-column-properties fo:break-before="auto" style:column-width="0.974cm"/>
    </style:style>
    <style:style style:name="co77" style:family="table-column">
      <style:table-column-properties fo:break-before="auto" style:column-width="1.095cm"/>
    </style:style>
    <style:style style:name="co78" style:family="table-column">
      <style:table-column-properties fo:break-before="auto" style:column-width="1.074cm"/>
    </style:style>
    <style:style style:name="co15" style:family="table-column">
      <style:table-column-properties fo:break-before="auto" style:column-width="1.849cm"/>
    </style:style>
    <style:style style:name="co16" style:family="table-column">
      <style:table-column-properties fo:break-before="auto" style:column-width="1.709cm"/>
    </style:style>
    <style:style style:name="co79" style:family="table-column">
      <style:table-column-properties fo:break-before="auto" style:column-width="8.324cm"/>
    </style:style>
    <style:style style:name="co18" style:family="table-column">
      <style:table-column-properties fo:break-before="auto" style:column-width="2.267cm"/>
    </style:style>
    <style:style style:name="co83" style:family="table-column">
      <style:table-column-properties fo:break-before="auto" style:column-width="5.129cm"/>
    </style:style>
    <style:style style:name="co20" style:family="table-column">
      <style:table-column-properties fo:break-before="auto" style:column-width="1.513cm"/>
    </style:style>
    <style:style style:name="co21" style:family="table-column">
      <style:table-column-properties fo:break-before="auto" style:column-width="1.568cm"/>
    </style:style>
    <style:style style:name="co22" style:family="table-column">
      <style:table-column-properties fo:break-before="auto" style:column-width="1.794cm"/>
    </style:style>
    <style:style style:name="co84" style:family="table-column">
      <style:table-column-properties fo:break-before="auto" style:column-width="5.241cm"/>
    </style:style>
    <style:style style:name="co24" style:family="table-column">
      <style:table-column-properties fo:break-before="auto" style:column-width="1.457cm"/>
    </style:style>
    <style:style style:name="co25" style:family="table-column">
      <style:table-column-properties fo:break-before="auto" style:column-width="1.205cm"/>
    </style:style>
    <style:style style:name="co26" style:family="table-column">
      <style:table-column-properties fo:break-before="auto" style:column-width="1.933cm"/>
    </style:style>
    <style:style style:name="co85" style:family="table-column">
      <style:table-column-properties fo:break-before="auto" style:column-width="1.092cm"/>
    </style:style>
    <style:style style:name="co86" style:family="table-column">
      <style:table-column-properties fo:break-before="auto" style:column-width="1.035cm"/>
    </style:style>
    <style:style style:name="co87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1.766cm"/>
    </style:style>
    <style:style style:name="co88" style:family="table-column">
      <style:table-column-properties fo:break-before="auto" style:column-width="10.511cm"/>
    </style:style>
    <style:style style:name="co32" style:family="table-column">
      <style:table-column-properties fo:break-before="auto" style:column-width="5.353cm"/>
    </style:style>
    <style:style style:name="co33" style:family="table-column">
      <style:table-column-properties fo:break-before="auto" style:column-width="1.372cm"/>
    </style:style>
    <style:style style:name="co34" style:family="table-column">
      <style:table-column-properties fo:break-before="auto" style:column-width="1.653cm"/>
    </style:style>
    <style:style style:name="co35" style:family="table-column">
      <style:table-column-properties fo:break-before="auto" style:column-width="1.905cm"/>
    </style:style>
    <style:style style:name="co36" style:family="table-column">
      <style:table-column-properties fo:break-before="auto" style:column-width="1.344cm"/>
    </style:style>
    <style:style style:name="co37" style:family="table-column">
      <style:table-column-properties fo:break-before="auto" style:column-width="4.96cm"/>
    </style:style>
    <style:style style:name="co38" style:family="table-column">
      <style:table-column-properties fo:break-before="auto" style:column-width="1.401cm"/>
    </style:style>
    <style:style style:name="co39" style:family="table-column">
      <style:table-column-properties fo:break-before="auto" style:column-width="1.064cm"/>
    </style:style>
    <style:style style:name="co40" style:family="table-column">
      <style:table-column-properties fo:break-before="auto" style:column-width="1.261cm"/>
    </style:style>
    <style:style style:name="co41" style:family="table-column">
      <style:table-column-properties fo:break-before="auto" style:column-width="1.82cm"/>
    </style:style>
    <style:style style:name="co42" style:family="table-column">
      <style:table-column-properties fo:break-before="auto" style:column-width="12.668cm"/>
    </style:style>
    <style:style style:name="co43" style:family="table-column">
      <style:table-column-properties fo:break-before="auto" style:column-width="6.473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737cm"/>
    </style:style>
    <style:style style:name="co46" style:family="table-column">
      <style:table-column-properties fo:break-before="auto" style:column-width="6.726cm"/>
    </style:style>
    <style:style style:name="co47" style:family="table-column">
      <style:table-column-properties fo:break-before="auto" style:column-width="2.381cm"/>
    </style:style>
    <style:style style:name="co48" style:family="table-column">
      <style:table-column-properties fo:break-before="auto" style:column-width="1.596cm"/>
    </style:style>
    <style:style style:name="co49" style:family="table-column">
      <style:table-column-properties fo:break-before="auto" style:column-width="1.429cm"/>
    </style:style>
    <style:style style:name="co50" style:family="table-column">
      <style:table-column-properties fo:break-before="auto" style:column-width="1.681cm"/>
    </style:style>
    <style:style style:name="co51" style:family="table-column">
      <style:table-column-properties fo:break-before="auto" style:column-width="11.744cm"/>
    </style:style>
    <style:style style:name="co52" style:family="table-column">
      <style:table-column-properties fo:break-before="auto" style:column-width="6.81cm"/>
    </style:style>
    <style:style style:name="co53" style:family="table-column">
      <style:table-column-properties fo:break-before="auto" style:column-width="1.961cm"/>
    </style:style>
    <style:style style:name="co54" style:family="table-column">
      <style:table-column-properties fo:break-before="auto" style:column-width="1.625cm"/>
    </style:style>
    <style:style style:name="co55" style:family="table-column">
      <style:table-column-properties fo:break-before="auto" style:column-width="6.643cm"/>
    </style:style>
    <style:style style:name="co56" style:family="table-column">
      <style:table-column-properties fo:break-before="auto" style:column-width="2.325cm"/>
    </style:style>
    <style:style style:name="co57" style:family="table-column">
      <style:table-column-properties fo:break-before="auto" style:column-width="1.316cm"/>
    </style:style>
    <style:style style:name="co58" style:family="table-column">
      <style:table-column-properties fo:break-before="auto" style:column-width="11.296cm"/>
    </style:style>
    <style:style style:name="co59" style:family="table-column">
      <style:table-column-properties fo:break-before="auto" style:column-width="5.269cm"/>
    </style:style>
    <style:style style:name="co60" style:family="table-column">
      <style:table-column-properties fo:break-before="auto" style:column-width="5.914cm"/>
    </style:style>
    <style:style style:name="co61" style:family="table-column">
      <style:table-column-properties fo:break-before="auto" style:column-width="1.99cm"/>
    </style:style>
    <style:style style:name="co62" style:family="table-column">
      <style:table-column-properties fo:break-before="auto" style:column-width="1.288cm"/>
    </style:style>
    <style:style style:name="co63" style:family="table-column">
      <style:table-column-properties fo:break-before="auto" style:column-width="8.296cm"/>
    </style:style>
    <style:style style:name="ro13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0.998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0" style:family="table-row">
      <style:table-row-properties style:row-height="0.894cm" fo:break-before="auto" style:use-optimal-row-height="true"/>
    </style:style>
    <style:style style:name="ro19" style:family="table-row">
      <style:table-row-properties style:row-height="1.316cm" fo:break-before="auto" style:use-optimal-row-height="true"/>
    </style:style>
    <style:style style:name="ro16" style:family="table-row">
      <style:table-row-properties style:row-height="1.737cm" fo:break-before="auto" style:use-optimal-row-height="true"/>
    </style:style>
    <style:style style:name="ro25" style:family="table-row">
      <style:table-row-properties style:row-height="2.157cm" fo:break-before="auto" style:use-optimal-row-height="true"/>
    </style:style>
    <style:style style:name="ro42" style:family="table-row">
      <style:table-row-properties style:row-height="0.894cm" fo:break-before="auto" style:use-optimal-row-height="true"/>
    </style:style>
    <style:style style:name="ro43" style:family="table-row">
      <style:table-row-properties style:row-height="1.316cm" fo:break-before="auto" style:use-optimal-row-height="true"/>
    </style:style>
    <style:style style:name="ro28" style:family="table-row">
      <style:table-row-properties style:row-height="1.326cm" fo:break-before="auto" style:use-optimal-row-height="false"/>
    </style:style>
    <style:style style:name="ro29" style:family="table-row">
      <style:table-row-properties style:row-height="0.956cm" fo:break-before="auto" style:use-optimal-row-height="false"/>
    </style:style>
    <style:style style:name="ro44" style:family="table-row">
      <style:table-row-properties style:row-height="1.755cm" fo:break-before="auto" style:use-optimal-row-height="false"/>
    </style:style>
    <style:style style:name="ro45" style:family="table-row">
      <style:table-row-properties style:row-height="0.93cm" fo:break-before="auto" style:use-optimal-row-height="false"/>
    </style:style>
    <style:style style:name="ro41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2.579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1.316cm" fo:break-before="auto" style:use-optimal-row-height="true"/>
    </style:style>
    <style:style style:name="ro17" style:family="table-row">
      <style:table-row-properties style:row-height="2.157cm" fo:break-before="auto" style:use-optimal-row-height="true"/>
    </style:style>
    <style:style style:name="ro35" style:family="table-row">
      <style:table-row-properties style:row-height="1.316cm" fo:break-before="auto" style:use-optimal-row-height="true"/>
    </style:style>
    <style:style style:name="ro38" style:family="table-row">
      <style:table-row-properties style:row-height="2.157cm" fo:break-before="auto" style:use-optimal-row-height="true"/>
    </style:style>
    <style:style style:name="ro39" style:family="table-row">
      <style:table-row-properties style:row-height="1.737cm" fo:break-before="auto" style:use-optimal-row-height="true"/>
    </style:style>
    <style:style style:name="ro27" style:family="table-row">
      <style:table-row-properties style:row-height="1.653cm" fo:break-before="auto" style:use-optimal-row-height="false"/>
    </style:style>
    <style:style style:name="ro30" style:family="table-row">
      <style:table-row-properties style:row-height="0.855cm" fo:break-before="auto" style:use-optimal-row-height="false"/>
    </style:style>
    <style:style style:name="ro31" style:family="table-row">
      <style:table-row-properties style:row-height="1.328cm" fo:break-before="auto" style:use-optimal-row-height="true"/>
    </style:style>
    <style:style style:name="ro32" style:family="table-row">
      <style:table-row-properties style:row-height="0.903cm" fo:break-before="auto" style:use-optimal-row-height="true"/>
    </style:style>
    <style:style style:name="ro33" style:family="table-row">
      <style:table-row-properties style:row-height="1.755cm" fo:break-before="auto" style:use-optimal-row-height="true"/>
    </style:style>
    <style:style style:name="ro34" style:family="table-row">
      <style:table-row-properties style:row-height="3cm" fo:break-before="auto" style:use-optimal-row-height="true"/>
    </style:style>
    <style:style style:name="ta13" style:family="table" style:master-page-name="Default">
      <style:table-properties table:display="true" style:writing-mode="lr-tb" tableooo:tab-color="#00ffff"/>
    </style:style>
    <style:style style:name="ta15" style:family="table" style:master-page-name="Default">
      <style:table-properties table:display="true" style:writing-mode="lr-tb" tableooo:tab-color="#00ff00"/>
    </style:style>
    <style:style style:name="ta16" style:family="table" style:master-page-name="Default">
      <style:table-properties table:display="true" style:writing-mode="lr-tb" tableooo:tab-color="#6b4794"/>
    </style:style>
    <style:style style:name="ta14" style:family="table" style:master-page-name="Default">
      <style:table-properties table:display="true" style:writing-mode="lr-tb" tableooo:tab-color="#801900"/>
    </style:style>
    <style:style style:name="ta7" style:family="table" style:master-page-name="Default">
      <style:table-properties table:display="true" style:writing-mode="lr-tb" tableooo:tab-color="#009933"/>
    </style:style>
    <style:style style:name="ta8" style:family="table" style:master-page-name="Default">
      <style:table-properties table:display="true" style:writing-mode="lr-tb" tableooo:tab-color="#808080"/>
    </style:style>
    <style:style style:name="ta9" style:family="table" style:master-page-name="Default">
      <style:table-properties table:display="true" style:writing-mode="lr-tb" tableooo:tab-color="#00ccff"/>
    </style:style>
    <style:style style:name="ta10" style:family="table" style:master-page-name="Default">
      <style:table-properties table:display="true" style:writing-mode="lr-tb" tableooo:tab-color="#ffcc00"/>
    </style:style>
    <style:style style:name="ta11" style:family="table" style:master-page-name="Default">
      <style:table-properties table:display="true" style:writing-mode="lr-tb" tableooo:tab-color="#ff950e"/>
    </style:style>
    <style:style style:name="ta12" style:family="table" style:master-page-name="Default">
      <style:table-properties table:display="true" style:writing-mode="lr-tb" tableooo:tab-color="#dc2300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4pt" style:font-size-asian="14pt" style:font-size-complex="14pt"/>
    </style:style>
    <style:style style:name="ce28" style:family="table-cell" style:parent-style-name="Default">
      <style:table-cell-properties fo:background-color="#66cc00" style:text-align-source="fix" style:repeat-content="false" fo:border="0.002cm solid #000000"/>
      <style:paragraph-properties fo:text-align="start" fo:margin-left="0cm"/>
    </style:style>
    <style:style style:name="ce3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40" style:family="table-cell" style:parent-style-name="Default">
      <style:table-cell-properties fo:background-color="#00d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dddddd" style:text-align-source="fix" style:repeat-content="false" fo:border="0.002cm solid #000000"/>
      <style:paragraph-properties fo:text-align="start" fo:margin-left="0cm"/>
    </style:style>
    <style:style style:name="ce42" style:family="table-cell" style:parent-style-name="Default">
      <style:table-cell-properties fo:background-color="#00d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3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ackground-color="#3deb3d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fo:background-color="#333333" style:text-align-source="fix" style:repeat-content="false" fo:border="0.002cm solid #000000"/>
      <style:paragraph-properties fo:text-align="start" fo:margin-left="0cm"/>
    </style:style>
    <style:style style:name="ce48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4" style:family="table-cell" style:parent-style-name="Default">
      <style:table-cell-properties fo:background-color="#111111" style:text-align-source="fix" style:repeat-content="false" fo:border="0.002cm solid #000000"/>
      <style:paragraph-properties fo:text-align="start" fo:margin-left="0cm"/>
    </style:style>
    <style:style style:name="ce45" style:family="table-cell" style:parent-style-name="Default">
      <style:table-cell-properties fo:background-color="#9966cc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ackground-color="#9966c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dc2300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29" style:family="table-cell" style:parent-style-name="Default">
      <style:table-cell-properties fo:background-color="#00cc00" style:text-align-source="fix" style:repeat-content="false" fo:border="0.002cm solid #000000"/>
      <style:paragraph-properties fo:text-align="start" fo:margin-left="0cm"/>
    </style:style>
    <style:style style:name="ce30" style:family="table-cell" style:parent-style-name="Default">
      <style:table-cell-properties fo:background-color="#66ff00" style:text-align-source="fix" style:repeat-content="false" fo:border="0.002cm solid #000000"/>
      <style:paragraph-properties fo:text-align="start" fo:margin-left="0cm"/>
    </style:style>
    <style:style style:name="ce32" style:family="table-cell" style:parent-style-name="Default">
      <style:table-cell-properties fo:background-color="#dc23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00cc33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80808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66c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cc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ff950e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666666" style:text-align-source="fix" style:repeat-content="false" fo:border="0.002cm solid #000000"/>
      <style:paragraph-properties fo:text-align="start" fo:margin-left="0cm"/>
    </style:style>
    <style:style style:name="ce50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table table:name="Federated Suns" table:style-name="ta11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2"/>
        <table:table-column table:style-name="co16" table:default-cell-style-name="ce12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2">
          <table:table-cell table:style-name="ce38" office:value-type="string">
            <text:p>FEDERATED SUNS</text:p>
          </table:table-cell>
          <table:table-cell table:style-name="ce50" table:number-columns-spanned="16" table:number-rows-spanned="1"/>
          <table:covered-table-cell table:number-columns-repeated="15" table:style-name="ce50"/>
          <table:table-cell table:style-name="ce50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2.5 FF</text:p>
            <text:p>(44)</text:p>
          </table:table-cell>
          <table:table-cell table:style-name="ce11" office:value-type="float" office:value="436">
            <text:p>436</text:p>
          </table:table-cell>
          <table:table-cell table:style-name="ce11" office:value-type="string">
            <text:p>2 x LRM-5 (1t)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LRM Support</text:p>
          </table:table-cell>
          <table:table-cell table:style-name="ce11" office:value-type="float" office:value="3051">
            <text:p>3051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Fireball ALM-9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70">
            <text:p>17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7">
            <text:p>527</text:p>
          </table:table-cell>
          <table:table-cell table:style-name="ce11" office:value-type="string">
            <text:p>1 x SSRM-2 (1t)</text:p>
            <text:p>1 x MBL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Scout</text:p>
          </table:table-cell>
          <table:table-cell table:style-name="ce11" office:value-type="float" office:value="3054">
            <text:p>3054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Javelin JVN-10P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590">
            <text:p>590</text:p>
          </table:table-cell>
          <table:table-cell office:value-type="string">
            <text:p>1 x SRM-6 (1t)</text:p>
            <text:p>1 x SSRM-4 (1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Osiris OSR-4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1230">
            <text:p>1230</text:p>
          </table:table-cell>
          <table:table-cell office:value-type="string">
            <text:p>5 x ERMBL</text:p>
            <text:p>1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Urbanmech UM-R70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FF</text:p>
            <text:p>(105)</text:p>
          </table:table-cell>
          <table:table-cell office:value-type="float" office:value="724">
            <text:p>724</text:p>
          </table:table-cell>
          <table:table-cell office:value-type="string">
            <text:p>1 x RAC/5 (2t)</text:p>
            <text:p>1 x ERMBL</text:p>
            <text:p>1 x ER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6">
            <text:p>3066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EWAR Support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807">
            <text:p>807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 office:value-type="float" office:value="873">
            <text:p>873</text:p>
          </table:table-cell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Sentinel STN-4D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7 FF</text:p>
            <text:p>(125)</text:p>
          </table:table-cell>
          <table:table-cell table:style-name="ce11" office:value-type="float" office:value="1179">
            <text:p>1179</text:p>
          </table:table-cell>
          <table:table-cell table:style-name="ce11" office:value-type="string">
            <text:p>1 x RAC/5 (2t)</text:p>
            <text:p>1 x ERMBL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triker</text:p>
          </table:table-cell>
          <table:table-cell table:style-name="ce11" office:value-type="float" office:value="3063">
            <text:p>3063</text:p>
          </table:table-cell>
          <table:table-cell table:style-name="ce11" table:number-columns-repeated="1006"/>
        </table:table-row>
        <table:table-row table:style-name="ro27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6"/>
          <table:table-cell office:value-type="string">
            <text:p>LRM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Blackjack BJ-2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148">
            <text:p>1148</text:p>
          </table:table-cell>
          <table:table-cell office:value-type="string">
            <text:p>2 x ERLBL</text:p>
            <text:p>4 x SSRM-2 (1t)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Starslayer STY-3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93">
            <text:p>1593</text:p>
          </table:table-cell>
          <table:table-cell office:value-type="string">
            <text:p>1 x ERPPC</text:p>
            <text:p>1 x LBL</text:p>
            <text:p>3 x M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Enforcer III ENF-6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460">
            <text:p>1460</text:p>
          </table:table-cell>
          <table:table-cell office:value-type="string">
            <text:p>1 x UAC-10 (2t)</text:p>
            <text:p>1 x ERLBL</text:p>
            <text:p>1 x ER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9">
          <table:table-cell office:value-type="string">
            <text:p>Centurion CN9-D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Std</text:p>
            <text:p>(136)</text:p>
          </table:table-cell>
          <table:table-cell office:value-type="float" office:value="1130">
            <text:p>1130</text:p>
          </table:table-cell>
          <table:table-cell office:value-type="string">
            <text:p>1 x LBX/10 (2t)</text:p>
            <text:p>1 x LRM-10 (2t)</text:p>
            <text:p>2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office:value-type="string">
            <text:p>Legionnaire</text:p>
          </table:table-cell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string">
            <text:p>9.5 Std</text:p>
            <text:p>(152)</text:p>
          </table:table-cell>
          <table:table-cell office:value-type="float" office:value="1386">
            <text:p>1386</text:p>
          </table:table-cell>
          <table:table-cell office:value-type="string">
            <text:p>1 x RAC/5 (3t)</text:p>
          </table:table-cell>
          <table:table-cell office:value-type="string">
            <text:p>1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office:value-type="float" office:value="3071">
            <text:p>3071</text:p>
          </table:table-cell>
          <table:table-cell table:number-columns-repeated="1006"/>
        </table:table-row>
        <table:table-row table:style-name="ro28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29">
          <table:table-cell table:style-name="ce3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937">
            <text:p>2937</text:p>
          </table:table-cell>
          <table:table-cell table:number-columns-repeated="1006"/>
        </table:table-row>
        <table:table-row table:style-name="ro28">
          <table:table-cell office:value-type="string">
            <text:p>Shadow Hawk SHD-5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8)</text:p>
          </table:table-cell>
          <table:table-cell office:value-type="float" office:value="1678">
            <text:p>1678</text:p>
          </table:table-cell>
          <table:table-cell office:value-type="string">
            <text:p>1 x RAC/5 (2t)</text:p>
            <text:p>1 x SSRM-4 (1t)</text:p>
            <text:p>2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6">
            <text:p>3066</text:p>
          </table:table-cell>
          <table:table-cell table:number-columns-repeated="1006"/>
        </table:table-row>
        <table:table-row table:style-name="ro30">
          <table:table-cell table:style-name="ce3"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765">
            <text:p>1765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6">
          <table:table-cell table:style-name="ce3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Rifleman RFL-5D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395">
            <text:p>1395</text:p>
          </table:table-cell>
          <table:table-cell office:value-type="string">
            <text:p>2 x ERPPC</text:p>
            <text:p>2 x LBL</text:p>
            <text:p>2 x MB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Rifleman RFL-6X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1464">
            <text:p>1464</text:p>
          </table:table-cell>
          <table:table-cell office:value-type="string">
            <text:p>2 x LBX/10 (4t)</text:p>
            <text:p>2 x ERMBL</text:p>
            <text:p>2 x ER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132">
            <text:p>3132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835">
            <text:p>2835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477">
            <text:p>1477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LRM Support</text:p>
          </table:table-cell>
          <table:table-cell office:value-type="float" office:value="2474">
            <text:p>2474</text:p>
          </table:table-cell>
          <table:table-cell table:number-columns-repeated="1006"/>
        </table:table-row>
        <table:table-row table:style-name="ro19">
          <table:table-cell office:value-type="string">
            <text:p>Caesar CES-3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578">
            <text:p>1578</text:p>
          </table:table-cell>
          <table:table-cell office:value-type="string">
            <text:p>1 x Gauss Rifle (2t)</text:p>
            <text:p>1 x ERPPC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5">
            <text:p>3045</text:p>
          </table:table-cell>
          <table:table-cell table:number-columns-repeated="1006"/>
        </table:table-row>
        <table:table-row table:style-name="ro19">
          <table:table-cell office:value-type="string">
            <text:p>Cataphract CTF-3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25">
            <text:p>1325</text:p>
          </table:table-cell>
          <table:table-cell office:value-type="string">
            <text:p>1 x LBX/10 (2t)</text:p>
            <text:p>1 x UAC/5 (1t)</text:p>
            <text:p>4 x MBL</text:p>
          </table:table-cell>
          <table:table-cell office:value-type="string">
            <text:p>16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1">
            <text:p>3051</text:p>
          </table:table-cell>
          <table:table-cell table:number-columns-repeated="1006"/>
        </table:table-row>
        <table:table-row table:style-name="ro31">
          <table:table-cell table:style-name="ce49" office:value-type="string">
            <text:p>Falconer FLC-8R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231">
            <text:p>2231</text:p>
          </table:table-cell>
          <table:table-cell office:value-type="string">
            <text:p>1 x ERPPC</text:p>
            <text:p>1 x Gauss (2t)</text:p>
            <text:p>4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32">
          <table:table-cell table:style-name="ce49" office:value-type="string">
            <text:p>Hammerhands HMH-5D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string">
            <text:p>10.5 FF</text:p>
            <text:p>(188)</text:p>
          </table:table-cell>
          <table:table-cell office:value-type="float" office:value="1496">
            <text:p>1496</text:p>
          </table:table-cell>
          <table:table-cell office:value-type="string">
            <text:p>2 x AC/10 (4t)</text:p>
            <text:p>2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71">
            <text:p>3071</text:p>
          </table:table-cell>
          <table:table-cell table:number-columns-repeated="1006"/>
        </table:table-row>
        <table:table-row table:style-name="ro13">
          <table:table-cell office:value-type="string">
            <text:p>Penetrator PTR-4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87">
            <text:p>1687</text:p>
          </table:table-cell>
          <table:table-cell office:value-type="string">
            <text:p>2 x ERLBL</text:p>
            <text:p>6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11" table:number-columns-repeated="2"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37">
            <text:p>303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Marauder MAD-7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986">
            <text:p>1986</text:p>
          </table:table-cell>
          <table:table-cell office:value-type="string">
            <text:p>2 x ERLBL</text:p>
            <text:p>1 x RAC/5 (2t)</text:p>
            <text:p>2 x ERMBL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9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1" table:number-columns-repeated="1006"/>
        </table:table-row>
        <table:table-row table:style-name="ro19">
          <table:table-cell table:style-name="ce3" office:value-type="string">
            <text:p>Victor VTR-9D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2.5 Std</text:p>
            <text:p>(200)</text:p>
          </table:table-cell>
          <table:table-cell table:style-name="ce33" office:value-type="float" office:value="1717">
            <text:p>1717</text:p>
          </table:table-cell>
          <table:table-cell table:style-name="ce33" office:value-type="string">
            <text:p>1 x Gauss Rifle (2t)</text:p>
            <text:p>2 x MP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Striker</text:p>
          </table:table-cell>
          <table:table-cell table:style-name="ce33" office:value-type="float" office:value="3050">
            <text:p>3050</text:p>
          </table:table-cell>
          <table:table-cell table:style-name="ce33" table:number-columns-repeated="1006"/>
        </table:table-row>
        <table:table-row table:style-name="ro19">
          <table:table-cell table:style-name="ce3" office:value-type="string">
            <text:p>Victor VTR-10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3 Std</text:p>
            <text:p>(208)</text:p>
          </table:table-cell>
          <table:table-cell table:style-name="ce11" office:value-type="float" office:value="1894">
            <text:p>1894</text:p>
          </table:table-cell>
          <table:table-cell table:style-name="ce11" office:value-type="string">
            <text:p>1 x UAC/20 (6t)</text:p>
            <text:p>2 x ERMBL</text:p>
            <text:p>1 x SSRM-4 (1t)</text:p>
          </table:table-cell>
          <table:table-cell table:style-name="ce11" office:value-type="string">
            <text:p>12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Brawler</text:p>
          </table:table-cell>
          <table:table-cell table:style-name="ce11" table:number-columns-repeated="1007"/>
        </table:table-row>
        <table:table-row table:style-name="ro19">
          <table:table-cell table:style-name="ce3" office:value-type="string">
            <text:p>Victor VTR-11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4.5 Std</text:p>
            <text:p>(232)</text:p>
          </table:table-cell>
          <table:table-cell table:style-name="ce11" office:value-type="float" office:value="2021">
            <text:p>2021</text:p>
          </table:table-cell>
          <table:table-cell table:style-name="ce11" office:value-type="string">
            <text:p>1 x RAC/5 (3t)</text:p>
            <text:p>2 x ERLBL</text:p>
            <text:p>1 x SSRM-4 (1t)</text:p>
          </table:table-cell>
          <table:table-cell table:style-name="ce11" office:value-type="string">
            <text:p>15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style-name="ce11" table:number-columns-repeated="1007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9"/>
          <table:table-cell table:style-name="ce11" office:value-type="string">
            <text:p>Sniper</text:p>
          </table:table-cell>
          <table:table-cell table:style-name="ce11" table:number-columns-repeated="1007"/>
        </table:table-row>
        <table:table-row table:style-name="ro19">
          <table:table-cell table:style-name="ce3" office:value-type="string">
            <text:p>Longbow LGB-12C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2.5 Std</text:p>
            <text:p>(200)</text:p>
          </table:table-cell>
          <table:table-cell office:value-type="float" office:value="1686">
            <text:p>1686</text:p>
          </table:table-cell>
          <table:table-cell office:value-type="string">
            <text:p>2 x LRM-20 (5t)</text:p>
            <text:p>2 x LRM-15 (4t)</text:p>
            <text:p>3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office:value-type="string">
            <text:p>Stalker STK-7D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872">
            <text:p>1872</text:p>
          </table:table-cell>
          <table:table-cell office:value-type="string">
            <text:p>2 x ERPPC</text:p>
            <text:p>2 x SSRM-4 (1t)</text:p>
            <text:p>4 x MPL</text:p>
          </table:table-cell>
          <table:table-cell office:value-type="string">
            <text:p>18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agittaire SGT-8R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088">
            <text:p>2088</text:p>
          </table:table-cell>
          <table:table-cell office:value-type="string">
            <text:p>1 x ER PPC</text:p>
            <text:p>2 x LPL</text:p>
            <text:p>5 x MPL</text:p>
            <text:p>1 x SPL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table:number-columns-repeated="1007"/>
        </table:table-row>
        <table:table-row table:style-name="ro33">
          <table:table-cell table:style-name="ce49" office:value-type="string">
            <text:p>Sagittaire SGT-9D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179">
            <text:p>2179</text:p>
          </table:table-cell>
          <table:table-cell office:value-type="string">
            <text:p>1 x ERPPC</text:p>
            <text:p>2 x LBX/10 (4t)</text:p>
            <text:p>4 x MBL</text:p>
            <text:p>1 x SPL</text:p>
          </table:table-cell>
          <table:table-cell office:value-type="string">
            <text:p>13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 table:number-rows-repeated="1048515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Draconis Combine" table:style-name="ta12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2">
          <table:table-cell table:style-name="ce32" office:value-type="string">
            <text:p>Draconis Combine</text:p>
          </table:table-cell>
          <table:table-cell table:style-name="ce14" table:number-columns-spanned="16" table:number-rows-spanned="1"/>
          <table:covered-table-cell table:number-columns-repeated="12" table:style-name="ce14"/>
          <table:covered-table-cell table:number-columns-repeated="2" table:style-name="ce15"/>
          <table:covered-table-cell table:style-name="ce14"/>
          <table:table-cell table:style-name="ce14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Kabuto KBO-7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4">
            <text:p>524</text:p>
          </table:table-cell>
          <table:table-cell table:style-name="ce11" office:value-type="string">
            <text:p>2 x SSRM-4 (1t)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office:value-type="float" office:value="3059">
            <text:p>3059</text:p>
          </table:table-cell>
          <table:table-cell table:style-name="ce11" table:number-columns-repeated="1006"/>
        </table:table-row>
        <table:table-row table:style-name="ro33">
          <table:table-cell table:style-name="ce3" office:value-type="string">
            <text:p>Raptor RTX1-O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32">
          <table:table-cell table:style-name="ce3" office:value-type="string">
            <text:p>Raptor RTX1-O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83">
            <text:p>783</text:p>
          </table:table-cell>
          <table:table-cell office:value-type="string">
            <text:p>2 x LBL</text:p>
            <text:p>3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32">
          <table:table-cell table:style-name="ce3" office:value-type="string">
            <text:p>Raptor RTX1-O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613">
            <text:p>613</text:p>
          </table:table-cell>
          <table:table-cell office:value-type="string">
            <text:p>3 x SRM-6 (2t)</text:p>
            <text:p>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pider SDR-7K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Urbanmech UM-R68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61">
            <text:p>561</text:p>
          </table:table-cell>
          <table:table-cell office:value-type="string">
            <text:p>1 x MRM-30 (2t)</text:p>
            <text:p>1 x SBL</text:p>
            <text:p>1 x SP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5">
            <text:p>3065</text:p>
          </table:table-cell>
          <table:table-cell table:number-columns-repeated="1006"/>
        </table:table-row>
        <table:table-row table:style-name="ro19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13">
          <table:table-cell office:value-type="string">
            <text:p>Owens OW-1 B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752">
            <text:p>752</text:p>
          </table:table-cell>
          <table:table-cell office:value-type="string">
            <text:p>1 x SRM-6 (1t)</text:p>
            <text:p>4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Jenner JR7-K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3.5 FF</text:p>
            <text:p>(62)</text:p>
          </table:table-cell>
          <table:table-cell office:value-type="float" office:value="889">
            <text:p>889</text:p>
          </table:table-cell>
          <table:table-cell office:value-type="string">
            <text:p>4 x MBL</text:p>
            <text:p>1 x SRM-4 (1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/Ewar Support</text:p>
          </table:table-cell>
          <table:table-cell office:value-type="float" office:value="3047">
            <text:p>3047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9">
          <table:table-cell table:style-name="ce3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30">
            <text:p>3030</text:p>
          </table:table-cell>
          <table:table-cell table:number-columns-repeated="1006"/>
        </table:table-row>
        <table:table-row table:style-name="ro19">
          <table:table-cell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32">
          <table:table-cell table:style-name="ce49" office:value-type="string">
            <text:p>Strider SR1-O A</text:p>
          </table:table-cell>
          <table:table-cell table:style-name="ce33" office:value-type="float" office:value="40">
            <text:p>40</text:p>
          </table:table-cell>
          <table:table-cell table:style-name="ce33" office:value-type="float" office:value="90">
            <text:p>90</text:p>
          </table:table-cell>
          <table:table-cell table:style-name="ce33" office:value-type="string">
            <text:p>7.5 Std</text:p>
            <text:p>(120)</text:p>
          </table:table-cell>
          <table:table-cell table:style-name="ce33" office:value-type="float" office:value="723">
            <text:p>723</text:p>
          </table:table-cell>
          <table:table-cell table:style-name="ce33" office:value-type="string">
            <text:p>1 x SBL</text:p>
          </table:table-cell>
          <table:table-cell table:style-name="ce33" office:value-type="string">
            <text:p>10 Single</text:p>
          </table:table-cell>
          <table:table-cell table:style-name="ce33" table:number-columns-repeated="3"/>
          <table:table-cell table:style-name="ce33" office:value-type="float" office:value="2">
            <text:p>2</text:p>
          </table:table-cell>
          <table:table-cell table:number-columns-repeated="2" table:style-name="ce33" office:value-type="string">
            <text:p>Yes</text:p>
          </table:table-cell>
          <table:table-cell table:style-name="ce33" table:number-columns-repeated="3"/>
          <table:table-cell table:style-name="ce33" office:value-type="string">
            <text:p>Ewar Support</text:p>
          </table:table-cell>
          <table:table-cell table:style-name="ce33" office:value-type="float" office:value="3057">
            <text:p>3057</text:p>
          </table:table-cell>
          <table:table-cell table:style-name="ce33" table:number-columns-repeated="1006"/>
        </table:table-row>
        <table:table-row table:style-name="ro13">
          <table:table-cell table:style-name="ce3" office:value-type="string">
            <text:p>Strider SR1-O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910">
            <text:p>910</text:p>
          </table:table-cell>
          <table:table-cell office:value-type="string">
            <text:p>2 x LRM-10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1">
            <text:p>3051</text:p>
          </table:table-cell>
          <table:table-cell table:number-columns-repeated="1006"/>
        </table:table-row>
        <table:table-row table:style-name="ro13">
          <table:table-cell office:value-type="string">
            <text:p>Komodo KIM-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533">
            <text:p>1533</text:p>
          </table:table-cell>
          <table:table-cell office:value-type="string">
            <text:p>10 x MBL</text:p>
          </table:table-cell>
          <table:table-cell office:value-type="string">
            <text:p>14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  <text:p>(2)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9">
          <table:table-cell table:style-name="ce44" office:value-type="string">
            <text:p>Blackjack BJ2-O Prime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9.5 Std</text:p>
            <text:p>(152)</text:p>
          </table:table-cell>
          <table:table-cell table:style-name="ce11" office:value-type="float" office:value="1201">
            <text:p>1201</text:p>
          </table:table-cell>
          <table:table-cell table:style-name="ce11" office:value-type="string">
            <text:p>2 x UAC/5 (2t)</text:p>
            <text:p>4 x MBL</text:p>
            <text:p>4 x MG</text:p>
          </table:table-cell>
          <table:table-cell table:style-name="ce11" office:value-type="string">
            <text:p>10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6"/>
          <table:table-cell table:number-columns-repeated="2"/>
          <table:table-cell table:style-name="ce11" office:value-type="string">
            <text:p>Striker</text:p>
          </table:table-cell>
          <table:table-cell table:style-name="ce11" office:value-type="float" office:value="3057">
            <text:p>3057</text:p>
          </table:table-cell>
          <table:table-cell table:style-name="ce11" table:number-columns-repeated="1006"/>
        </table:table-row>
        <table:table-row table:style-name="ro19">
          <table:table-cell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16">
          <table:table-cell office:value-type="string">
            <text:p>Kintaro KTO-2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357">
            <text:p>1357</text:p>
          </table:table-cell>
          <table:table-cell office:value-type="string">
            <text:p>1 x LBL</text:p>
            <text:p>1 x LRM-5 (1t)</text:p>
            <text:p>2 x MBL</text:p>
            <text:p>2 x SRM-6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30">
            <text:p>3030</text:p>
          </table:table-cell>
          <table:table-cell table:number-columns-repeated="1006"/>
        </table:table-row>
        <table:table-row table:style-name="ro13">
          <table:table-cell office:value-type="string">
            <text:p>Kintaro KTO-K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571">
            <text:p>1571</text:p>
          </table:table-cell>
          <table:table-cell office:value-type="string">
            <text:p>2 x SSRM-6 (2t)</text:p>
            <text:p>3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3">
          <table:table-cell office:value-type="string">
            <text:p>Quickdraw QKD-5K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65">
            <text:p>1265</text:p>
          </table:table-cell>
          <table:table-cell office:value-type="string">
            <text:p>6 x MBL</text:p>
            <text:p>1 x SRM-4 (1t)</text:p>
          </table:table-cell>
          <table:table-cell office:value-type="string">
            <text:p>17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6">
          <table:table-cell office:value-type="string">
            <text:p>Dragon DRG-7N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543">
            <text:p>1543</text:p>
          </table:table-cell>
          <table:table-cell office:value-type="string">
            <text:p>1 x Gauss (2t)</text:p>
            <text:p>1 x AC/5 (1t)</text:p>
            <text:p>1 x MRM-10 (1t)</text:p>
            <text:p>1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9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office:value-type="float" office:value="2561">
            <text:p>2561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33">
            <text:p>303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Warhammer WHM-6K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05">
            <text:p>1305</text:p>
          </table:table-cell>
          <table:table-cell office:value-type="string">
            <text:p>2 x PPC</text:p>
            <text:p>2 x MBL</text:p>
            <text:p>2 x SBL</text:p>
            <text:p>1 x SRM-6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830">
            <text:p>2830</text:p>
          </table:table-cell>
          <table:table-cell table:number-columns-repeated="1006"/>
        </table:table-row>
        <table:table-row table:style-name="ro25">
          <table:table-cell table:style-name="ce3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6">
          <table:table-cell office:value-type="string">
            <text:p>Orion ON1-M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563">
            <text:p>1563</text:p>
          </table:table-cell>
          <table:table-cell office:value-type="string">
            <text:p>1 x LBX/10 (2t)</text:p>
            <text:p>1 x MRM-20 (3t)</text:p>
            <text:p>1 x MRM-30 (3t)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9">
          <table:table-cell office:value-type="string">
            <text:p>Flashman FLS-8K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9">
            <text:p>1779</text:p>
          </table:table-cell>
          <table:table-cell office:value-type="string">
            <text:p>3 x LBL</text:p>
            <text:p>5 x MBL</text:p>
            <text:p>1 x Flamer</text:p>
          </table:table-cell>
          <table:table-cell office:value-type="string">
            <text:p>15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2701">
            <text:p>2701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2" table:number-columns-repeated="2"/>
          <table:table-cell office:value-type="string">
            <text:p>Striker</text:p>
          </table:table-cell>
          <table:table-cell office:value-type="float" office:value="3037">
            <text:p>3037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9">
          <table:table-cell office:value-type="string">
            <text:p>Hatamoto-Chi HTM-28T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string">
            <text:p>15.5 Std</text:p>
            <text:p>(247)</text:p>
          </table:table-cell>
          <table:table-cell office:value-type="float" office:value="2039">
            <text:p>2039</text:p>
          </table:table-cell>
          <table:table-cell office:value-type="string">
            <text:p>2 x ERPPC</text:p>
            <text:p>2 x ERMBL</text:p>
            <text:p>2 x SSRM6 (2t)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70">
            <text:p>3070</text:p>
          </table:table-cell>
          <table:table-cell table:number-columns-repeated="1006"/>
        </table:table-row>
        <table:table-row table:style-name="ro13">
          <table:table-cell office:value-type="string">
            <text:p>Charger CGR-3K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0 Std</text:p>
            <text:p>(179)</text:p>
          </table:table-cell>
          <table:table-cell office:value-type="float" office:value="1656">
            <text:p>1656</text:p>
          </table:table-cell>
          <table:table-cell office:value-type="string">
            <text:p>1 x LRM-20 (2t)</text:p>
            <text:p>4 x MP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Harasser</text:p>
          </table:table-cell>
          <table:table-cell office:value-type="float" office:value="3039">
            <text:p>3039</text:p>
          </table:table-cell>
          <table:table-cell table:number-columns-repeated="1006"/>
        </table:table-row>
        <table:table-row table:style-name="ro13">
          <table:table-cell office:value-type="string">
            <text:p>Thug THG-11E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640">
            <text:p>1640</text:p>
          </table:table-cell>
          <table:table-cell office:value-type="string">
            <text:p>2 x PPC</text:p>
            <text:p>2 x SRM-6 (2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13">
          <table:table-cell office:value-type="string">
            <text:p>Thug THG-13K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 Std</text:p>
            <text:p>(240)</text:p>
          </table:table-cell>
          <table:table-cell office:value-type="float" office:value="2088">
            <text:p>2088</text:p>
          </table:table-cell>
          <table:table-cell office:value-type="string">
            <text:p>3 x Heavy PPC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19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Victor VTR-9K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2.5 Std </text:p>
            <text:p>(200)</text:p>
          </table:table-cell>
          <table:table-cell table:style-name="ce33" office:value-type="float" office:value="1717">
            <text:p>1717</text:p>
          </table:table-cell>
          <table:table-cell table:style-name="ce33" office:value-type="string">
            <text:p>1 x Gauss Rifle (2t)</text:p>
            <text:p>2 x MP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Strik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6">
          <table:table-cell office:value-type="string">
            <text:p>Battlemaster BLR-K3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6 Std</text:p>
            <text:p>(256)</text:p>
          </table:table-cell>
          <table:table-cell office:value-type="float" office:value="1851">
            <text:p>1851</text:p>
          </table:table-cell>
          <table:table-cell office:value-type="string">
            <text:p>1 x ERPPC</text:p>
            <text:p>2 x ERLBL</text:p>
            <text:p>4 x ERMBL</text:p>
            <text:p>1 x SSRM6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34">
          <table:table-cell table:style-name="ce3" office:value-type="string">
            <text:p>Akuma AKU-1X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959">
            <text:p>1959</text:p>
          </table:table-cell>
          <table:table-cell office:value-type="string">
            <text:p>1 x ERPPC</text:p>
            <text:p>1 x LBX/10 (2t)</text:p>
            <text:p>1 x SSRM-6 (1t)</text:p>
            <text:p>1 x SSRM-4 (1t)</text:p>
            <text:p>1 x MRM-30 (2t)</text:p>
            <text:p>1 x MPL</text:p>
            <text:p>1 x 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6">
          <table:table-cell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6">
          <table:table-cell office:value-type="string">
            <text:p>Sunder SD1-O A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2003">
            <text:p>2003</text:p>
          </table:table-cell>
          <table:table-cell office:value-type="string">
            <text:p>1 x Gauss (2t)</text:p>
            <text:p>1 x ERPPC</text:p>
            <text:p>3 x LRM-5 (2t)</text:p>
            <text:p>2 x MP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6">
          <table:table-cell office:value-type="string">
            <text:p>Sunder SD1-O 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876">
            <text:p>1876</text:p>
          </table:table-cell>
          <table:table-cell office:value-type="string">
            <text:p>2 x Snub-Nose PPC</text:p>
            <text:p>1 x LBX/10 (2t)</text:p>
            <text:p>2 x SSRM6 (1t)</text:p>
            <text:p>1 x ER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13">
          <table:table-cell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office:value-type="float" office:value="3055">
            <text:p>3055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Atlas AS7-K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175">
            <text:p>2175</text:p>
          </table:table-cell>
          <table:table-cell office:value-type="string">
            <text:p>1 x Gauss (2t)</text:p>
            <text:p>1 x LRM-20 (2t)</text:p>
            <text:p>2 x ERLBL</text:p>
            <text:p>2 x MPL</text:p>
          </table:table-cell>
          <table:table-cell office:value-type="string">
            <text:p>2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6" table:number-rows-repeated="1048515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Lyran Alliance" table:style-name="ta13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40" office:value-type="string">
            <text:p>Lyran Alliance</text:p>
          </table:table-cell>
          <table:table-cell table:style-name="ce42" table:number-columns-spanned="16" table:number-rows-spanned="1"/>
          <table:covered-table-cell table:number-columns-repeated="12" table:style-name="ce42"/>
          <table:covered-table-cell table:number-columns-repeated="2" table:style-name="ce15"/>
          <table:covered-table-cell table:style-name="ce42"/>
          <table:table-cell table:style-name="ce42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40">
          <table:table-cell table:style-name="ce28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Commando COM-5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 FF</text:p>
            <text:p>(53)</text:p>
          </table:table-cell>
          <table:table-cell office:value-type="float" office:value="557">
            <text:p>557</text:p>
          </table:table-cell>
          <table:table-cell office:value-type="string">
            <text:p>1 x SRM-6 (2t)</text:p>
            <text:p>1 x SSRM-2 (1t)</text:p>
            <text:p>1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Battle Hawk BH-K305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771">
            <text:p>771</text:p>
          </table:table-cell>
          <table:table-cell office:value-type="string">
            <text:p>3 x MPL</text:p>
            <text:p>1 x SSRM-2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Razorback RZK-9S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6 FF</text:p>
            <text:p>(105)</text:p>
          </table:table-cell>
          <table:table-cell office:value-type="float" office:value="855">
            <text:p>855</text:p>
          </table:table-cell>
          <table:table-cell office:value-type="string">
            <text:p>1 x ERLBL</text:p>
            <text:p>1 x SSRM-4 (1t)</text:p>
            <text:p>4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Firestarter FS9-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4">
            <text:p>754</text:p>
          </table:table-cell>
          <table:table-cell office:value-type="string">
            <text:p>4 x Flamers</text:p>
            <text:p>2 x MBL</text:p>
            <text:p>1 x S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tiletto STO-4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6 FF</text:p>
            <text:p>(107)</text:p>
          </table:table-cell>
          <table:table-cell office:value-type="float" office:value="859">
            <text:p>859</text:p>
          </table:table-cell>
          <table:table-cell office:value-type="string">
            <text:p>2 x SSRM-2 (1t)</text:p>
            <text:p>1 x LRM-5 (1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cout/Harass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Night Hawk NTK-2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017">
            <text:p>1017</text:p>
          </table:table-cell>
          <table:table-cell office:value-type="string">
            <text:p>1 x ERLBL</text:p>
            <text:p>1 x L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Talon TLN-5W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.5 Std</text:p>
            <text:p>(119)</text:p>
          </table:table-cell>
          <table:table-cell office:value-type="float" office:value="1175">
            <text:p>1175</text:p>
          </table:table-cell>
          <table:table-cell office:value-type="string">
            <text:p>1 x ERPPC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9">
          <table:table-cell table:style-name="ce3" office:value-type="string">
            <text:p>Sentinel STN-3L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17">
            <text:p>717</text:p>
          </table:table-cell>
          <table:table-cell office:value-type="string">
            <text:p>1 x UAC/5 (1t)</text:p>
            <text:p>1 x SSRM-2 (1t)</text:p>
            <text:p>1 x 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table:style-name="ce5" office:value-type="string">
            <text:p>Hollander II BZK-F5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107)</text:p>
          </table:table-cell>
          <table:table-cell office:value-type="float" office:value="1214">
            <text:p>1214</text:p>
          </table:table-cell>
          <table:table-cell office:value-type="string">
            <text:p>1 x Gauss (2t)</text:p>
            <text:p>1 x MBL</text:p>
            <text:p>1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office:value-type="string">
            <text:p>Blitzkrieg BTZ-3F</text:p>
          </table:table-cell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string">
            <text:p>6.5 Std</text:p>
            <text:p>(116)</text:p>
          </table:table-cell>
          <table:table-cell office:value-type="float" office:value="1273">
            <text:p>1273</text:p>
          </table:table-cell>
          <table:table-cell office:value-type="string">
            <text:p>1 x UAC/20 (4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25">
          <table:table-cell table:style-name="ce3" office:value-type="string">
            <text:p>Uziel UZL-3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189">
            <text:p>1189</text:p>
          </table:table-cell>
          <table:table-cell office:value-type="string">
            <text:p>1 x LBX-2 (1t)</text:p>
            <text:p>1 x LPL</text:p>
            <text:p>1 x SRM-6 (1t)</text:p>
            <text:p>1 x ERMBL</text:p>
            <text:p>2 x ERSBL</text:p>
          </table:table-cell>
          <table:table-cell office:value-type="string">
            <text:p>11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Harass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41" office:value-type="string">
            <text:p>Bushwacker BSW-X1</text:p>
          </table:table-cell>
          <table:table-cell table:style-name="ce43" office:value-type="float" office:value="55">
            <text:p>55</text:p>
          </table:table-cell>
          <table:table-cell table:style-name="ce43" office:value-type="float" office:value="80">
            <text:p>80</text:p>
          </table:table-cell>
          <table:table-cell table:style-name="ce43" office:value-type="string">
            <text:p>9 FF</text:p>
            <text:p>(161)</text:p>
          </table:table-cell>
          <table:table-cell table:style-name="ce43" office:value-type="float" office:value="1223">
            <text:p>1223</text:p>
          </table:table-cell>
          <table:table-cell table:style-name="ce43" office:value-type="string">
            <text:p>1 x AC/10 (1t)</text:p>
            <text:p>2 x LRM-5 (1t)</text:p>
            <text:p>1 x ERLBL</text:p>
            <text:p>2 x MG</text:p>
          </table:table-cell>
          <table:table-cell table:style-name="ce43" office:value-type="string">
            <text:p>11 Double</text:p>
          </table:table-cell>
          <table:table-cell table:style-name="ce43" table:number-columns-repeated="9"/>
          <table:table-cell table:style-name="ce43"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41" office:value-type="string">
            <text:p>Bushwacker BSW-S2</text:p>
          </table:table-cell>
          <table:table-cell table:style-name="ce43" office:value-type="float" office:value="55">
            <text:p>55</text:p>
          </table:table-cell>
          <table:table-cell table:style-name="ce43" office:value-type="float" office:value="80">
            <text:p>80</text:p>
          </table:table-cell>
          <table:table-cell table:style-name="ce43" office:value-type="string">
            <text:p>9 FF</text:p>
            <text:p>(161)</text:p>
          </table:table-cell>
          <table:table-cell table:style-name="ce43" office:value-type="float" office:value="1293">
            <text:p>1293</text:p>
          </table:table-cell>
          <table:table-cell table:style-name="ce43" office:value-type="string">
            <text:p>1 x LBX-10 (2t)</text:p>
            <text:p>1 x ERLBL</text:p>
            <text:p>2 x SRM-4 (1t)</text:p>
          </table:table-cell>
          <table:table-cell table:style-name="ce43" office:value-type="string">
            <text:p>11 Double</text:p>
          </table:table-cell>
          <table:table-cell table:style-name="ce43" table:number-columns-repeated="6"/>
          <table:table-cell table:style-name="ce43" office:value-type="string">
            <text:p>Yes</text:p>
          </table:table-cell>
          <table:table-cell table:style-name="ce43" table:number-columns-repeated="2"/>
          <table:table-cell table:style-name="ce43"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9">
          <table:table-cell table:style-name="ce3"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Caesar CES-3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LFF</text:p>
            <text:p>(217)</text:p>
          </table:table-cell>
          <table:table-cell office:value-type="float" office:value="1919">
            <text:p>1919</text:p>
          </table:table-cell>
          <table:table-cell office:value-type="string">
            <text:p>1 x Gauss Rifle (2t)</text:p>
            <text:p>1 x Heavy PPC</text:p>
            <text:p>2 x MPL</text:p>
            <text:p>1 x ERSBL</text:p>
          </table:table-cell>
          <table:table-cell office:value-type="string">
            <text:p>12 Double</text:p>
          </table:table-cell>
          <table:table-cell table:number-columns-repeated="7"/>
          <table:table-cell table:style-name="ce12" table:number-columns-repeated="2"/>
          <table:table-cell office:value-type="string">
            <text:p>Snip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6">
          <table:table-cell office:value-type="string">
            <text:p>Caesar CES-4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739">
            <text:p>1739</text:p>
          </table:table-cell>
          <table:table-cell office:value-type="string">
            <text:p>1 x Heavy Gauss (3t)</text:p>
            <text:p>1 x LPL</text:p>
            <text:p>2 x ERMB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ragon Fire DGR-3F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1)</text:p>
          </table:table-cell>
          <table:table-cell office:value-type="float" office:value="1855">
            <text:p>1855</text:p>
          </table:table-cell>
          <table:table-cell office:value-type="string">
            <text:p>1 x Gauss (2t)</text:p>
            <text:p>1 x LBX-10 (2t)</text:p>
            <text:p>1 x LBL</text:p>
            <text:p>2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Marauder MAD-9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786">
            <text:p>1786</text:p>
          </table:table-cell>
          <table:table-cell office:value-type="string">
            <text:p>2 x ER PPC</text:p>
            <text:p>1 x LBX-10 (2t)</text:p>
            <text:p>2 x ERMBL</text:p>
            <text:p>1 x Flamer</text:p>
          </table:table-cell>
          <table:table-cell office:value-type="string">
            <text:p>14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6">
          <table:table-cell table:style-name="ce3" office:value-type="string">
            <text:p>Zeus ZEU-5S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1.5 Std</text:p>
            <text:p>(184</text:p>
          </table:table-cell>
          <table:table-cell table:style-name="ce11" office:value-type="float" office:value="1499">
            <text:p>1499</text:p>
          </table:table-cell>
          <table:table-cell table:style-name="ce11" office:value-type="string">
            <text:p>1 x UAC/5 (2t)</text:p>
            <text:p>1 x ERLBL</text:p>
            <text:p>1 x LRM-15 (1t)</text:p>
            <text:p>1 x MBL</text:p>
          </table:table-cell>
          <table:table-cell table:style-name="ce11" office:value-type="string">
            <text:p>14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triker</text:p>
          </table:table-cell>
          <table:table-cell table:style-name="ce11" table:number-columns-repeated="1007"/>
        </table:table-row>
        <table:table-row table:style-name="ro16">
          <table:table-cell table:style-name="ce3" office:value-type="string">
            <text:p>Zeus ZEU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639">
            <text:p>1639</text:p>
          </table:table-cell>
          <table:table-cell office:value-type="string">
            <text:p>1 x ERPPC</text:p>
            <text:p>1 x ERLBL</text:p>
            <text:p>2 x MPL</text:p>
            <text:p>1 x LRM-15 (1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25">
          <table:table-cell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talker STK-5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423">
            <text:p>1423</text:p>
          </table:table-cell>
          <table:table-cell office:value-type="string">
            <text:p>2 x LPL</text:p>
            <text:p>2 x LRM-10</text:p>
            <text:p>2 x SRM-6</text:p>
            <text:p>4 x MBL</text:p>
          </table:table-cell>
          <table:table-cell office:value-type="string">
            <text:p>16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talker STK-8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2020">
            <text:p>2020</text:p>
          </table:table-cell>
          <table:table-cell office:value-type="string">
            <text:p>2 x ERPPC</text:p>
            <text:p>1 x Heavy Gauss (3t)</text:p>
            <text:p>2 x ERMBL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6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25">
          <table:table-cell office:value-type="string">
            <text:p>Banshee BNC-3S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751">
            <text:p>1751</text:p>
          </table:table-cell>
          <table:table-cell office:value-type="string">
            <text:p>1 x AC/10 (2t)</text:p>
            <text:p>2 x PPC</text:p>
            <text:p>4 x MBL</text:p>
            <text:p>1 x SRM-6 (1t)</text:p>
            <text:p>2 x SBL</text:p>
          </table:table-cell>
          <table:table-cell office:value-type="string">
            <text:p>21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office:value-type="string">
            <text:p>Banshee BNC-5S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5 Std</text:p>
            <text:p>(240)</text:p>
          </table:table-cell>
          <table:table-cell office:value-type="float" office:value="2065">
            <text:p>2065</text:p>
          </table:table-cell>
          <table:table-cell office:value-type="string">
            <text:p>1 x Gauss (1t)</text:p>
            <text:p>2 x ERPPC</text:p>
            <text:p>4 x ERMBL</text:p>
            <text:p>1 x SRM-6 (1t)</text:p>
            <text:p>2 x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table:style-name="ce3" office:value-type="string">
            <text:p>Atlas AS7-S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929">
            <text:p>1929</text:p>
          </table:table-cell>
          <table:table-cell office:value-type="string">
            <text:p>1 x AC/20 (3t)</text:p>
            <text:p>1 x LRM-20 (2t)</text:p>
            <text:p>1 x SRM-6 (1t)</text:p>
            <text:p>4 x MBL</text:p>
            <text:p>2 x SSRM-2 (1t)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9" table:number-rows-repeated="1048515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Capellan Confederation" table:style-name="ta15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39" office:value-type="string">
            <text:p>Capellan Confeder.</text:p>
          </table:table-cell>
          <table:table-cell table:style-name="ce48" table:number-columns-spanned="16" table:number-rows-spanned="1"/>
          <table:covered-table-cell table:number-columns-repeated="12" table:style-name="ce48"/>
          <table:covered-table-cell table:number-columns-repeated="2" table:style-name="ce15"/>
          <table:covered-table-cell table:style-name="ce48"/>
          <table:table-cell table:style-name="ce48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3">
          <table:table-cell table:style-name="ce28" office:value-type="string">
            <text:p>Locust LCT-1L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4 Std</text:p>
            <text:p>(64)</text:p>
          </table:table-cell>
          <table:table-cell table:style-name="ce11" office:value-type="float" office:value="432">
            <text:p>432</text:p>
          </table:table-cell>
          <table:table-cell table:style-name="ce11" office:value-type="string">
            <text:p>1 x MBL</text:p>
            <text:p>2 x MG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table:number-columns-repeated="1007"/>
        </table:table-row>
        <table:table-row table:style-name="ro19">
          <table:table-cell table:style-name="ce5" office:value-type="string">
            <text:p>Cossack C-SK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table:style-name="ce11" office:value-type="float" office:value="465">
            <text:p>465</text:p>
          </table:table-cell>
          <table:table-cell table:style-name="ce11" office:value-type="string">
            <text:p>1 x SRM-6 (1t)</text:p>
            <text:p>1 x MBL</text:p>
            <text:p>2 x SBL</text:p>
          </table:table-cell>
          <table:table-cell table:style-name="ce11" office:value-type="string">
            <text:p>10 Single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6"/>
          <table:table-cell table:number-columns-repeated="2"/>
          <table:table-cell table:style-name="ce11" office:value-type="string">
            <text:p>Skirmisher</text:p>
          </table:table-cell>
          <table:table-cell table:style-name="ce11" table:number-columns-repeated="1007"/>
        </table:table-row>
        <table:table-row table:style-name="ro19">
          <table:table-cell table:style-name="ce3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Urbanmech UM-R63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40">
            <text:p>540</text:p>
          </table:table-cell>
          <table:table-cell office:value-type="string">
            <text:p>1 x LBX/10 (1t)</text:p>
            <text:p>1 x SPL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42">
          <table:table-cell table:style-name="ce5" office:value-type="string">
            <text:p>Anubis ABS-3L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Stlth</text:p>
            <text:p>(88)</text:p>
          </table:table-cell>
          <table:table-cell office:value-type="float" office:value="951">
            <text:p>951</text:p>
          </table:table-cell>
          <table:table-cell office:value-type="string">
            <text:p>4 x LRM-5 (1t)</text:p>
            <text:p>1 x ERSB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LRM Support</text:p>
          </table:table-cell>
          <table:table-cell table:number-columns-repeated="1007"/>
        </table:table-row>
        <table:table-row table:style-name="ro43">
          <table:table-cell table:style-name="ce46"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table:number-columns-repeated="1007"/>
        </table:table-row>
        <table:table-row table:style-name="ro43">
          <table:table-cell table:style-name="ce46" office:value-type="string">
            <text:p>Owens OW-1 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680">
            <text:p>680</text:p>
          </table:table-cell>
          <table:table-cell office:value-type="string">
            <text:p>2 x SSRM-2 (1t)</text:p>
            <text:p>1 x SPL</text:p>
            <text:p>2 x MG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Firebee FRB-2E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808">
            <text:p>808</text:p>
          </table:table-cell>
          <table:table-cell office:value-type="string">
            <text:p>1 x LBL</text:p>
            <text:p>4 x SRM-2 (2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Raven RVN-4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Sth</text:p>
            <text:p>(96)</text:p>
          </table:table-cell>
          <table:table-cell office:value-type="float" office:value="873">
            <text:p>873</text:p>
          </table:table-cell>
          <table:table-cell office:value-type="string">
            <text:p>2 x ERMBL</text:p>
            <text:p>1 x SRM-6 (1t)</text:p>
          </table:table-cell>
          <table:table-cell office:value-type="string">
            <text:p>10 Double</text:p>
          </table:table-cell>
          <table:table-cell table:number-columns-repeated="2"/>
          <table:table-cell table:number-columns-repeated="4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3">
          <table:table-cell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3">
          <table:table-cell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office:value-type="string">
            <text:p>Vindicator VND-3L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105">
            <text:p>1105</text:p>
          </table:table-cell>
          <table:table-cell office:value-type="string">
            <text:p>1 x ERPPC</text:p>
            <text:p>1 x LRM-5 (1t)</text:p>
            <text:p>1 x MPL</text:p>
          </table:table-cell>
          <table:table-cell office:value-type="string">
            <text:p>15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office:value-type="string">
            <text:p>Vindicator VND-4L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9 Sth</text:p>
            <text:p>(144)</text:p>
          </table:table-cell>
          <table:table-cell office:value-type="float" office:value="1493">
            <text:p>1493</text:p>
          </table:table-cell>
          <table:table-cell office:value-type="string">
            <text:p>1 x ERPPC</text:p>
            <text:p>1 x LRM-5 (1t)</text:p>
            <text:p>1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8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29">
          <table:table-cell table:style-name="ce3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44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45">
          <table:table-cell office:value-type="string">
            <text:p>Men Shen MS1-O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50">
            <text:p>1550</text:p>
          </table:table-cell>
          <table:table-cell office:value-type="string">
            <text:p>1 x LRM-15 (1t)</text:p>
            <text:p>4 x MPL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Men Shen MS1-O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29">
            <text:p>1529</text:p>
          </table:table-cell>
          <table:table-cell office:value-type="string">
            <text:p>LBX-10 (2t)</text:p>
            <text:p>3 x ERMBL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19">
          <table:table-cell office:value-type="string">
            <text:p>Jinggua JN-G8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072">
            <text:p>2072</text:p>
          </table:table-cell>
          <table:table-cell office:value-type="string">
            <text:p>1 x Gauss (2t)</text:p>
            <text:p>4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Cataphract CTF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2037">
            <text:p>2037</text:p>
          </table:table-cell>
          <table:table-cell office:value-type="string">
            <text:p>1 x ERPPC</text:p>
            <text:p>1 x Gauss Rifle</text:p>
            <text:p>2 x ER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office:value-type="string">
            <text:p>Thunder THR-1L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471">
            <text:p>1471</text:p>
          </table:table-cell>
          <table:table-cell office:value-type="string">
            <text:p>1 x AC/20 (3t)</text:p>
            <text:p>1 x LRM-5 (1t)</text:p>
            <text:p>3 x MP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Lao Hu LHU-3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.5 Std</text:p>
            <text:p>(200)</text:p>
          </table:table-cell>
          <table:table-cell office:value-type="float" office:value="1497">
            <text:p>1497</text:p>
          </table:table-cell>
          <table:table-cell office:value-type="string">
            <text:p>1 x LBX/10 (3t)</text:p>
            <text:p>1 x ERLBL</text:p>
            <text:p>1 x LRM-10 (2t)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office:value-type="string">
            <text:p>Lao Hu LHU-3C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878">
            <text:p>1878</text:p>
          </table:table-cell>
          <table:table-cell office:value-type="string">
            <text:p>1 x Gauss (2t)</text:p>
            <text:p>1 x ERLBL</text:p>
            <text:p>3 x LRM-5 (3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Marauder MAD-5L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h</text:p>
            <text:p>(224)</text:p>
          </table:table-cell>
          <table:table-cell office:value-type="float" office:value="2286">
            <text:p>2286</text:p>
          </table:table-cell>
          <table:table-cell office:value-type="string">
            <text:p>1 x ERPPC</text:p>
            <text:p>2 x ERLBL</text:p>
            <text:p>2 x ERMB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Marauder MAD-6L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h</text:p>
            <text:p>(224)</text:p>
          </table:table-cell>
          <table:table-cell office:value-type="float" office:value="2318">
            <text:p>2318</text:p>
          </table:table-cell>
          <table:table-cell office:value-type="string">
            <text:p>2 x Plasma Rifle (3t)</text:p>
            <text:p>1 x PPC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19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0" table:number-columns-repeated="1006"/>
        </table:table-row>
        <table:table-row table:style-name="ro19">
          <table:table-cell table:style-name="ce3"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Battlemaster BLR-1G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519">
            <text:p>1519</text:p>
          </table:table-cell>
          <table:table-cell office:value-type="string">
            <text:p>1 x PPC</text:p>
            <text:p>6 x MBL</text:p>
            <text:p>2 x MG</text:p>
            <text:p>1 x SRM-6 (2t)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office:value-type="string">
            <text:p>Pillager PLG-3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97">
            <text:p>2697</text:p>
          </table:table-cell>
          <table:table-cell office:value-type="string">
            <text:p>2 x Gauss Rifle (6t)</text:p>
            <text:p>1 x LBL</text:p>
            <text:p>4 x 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Pillager PLG-4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h</text:p>
            <text:p>(307)</text:p>
          </table:table-cell>
          <table:table-cell office:value-type="float" office:value="2868">
            <text:p>2868</text:p>
          </table:table-cell>
          <table:table-cell office:value-type="string">
            <text:p>2 x Gauss Rifle (5t)</text:p>
            <text:p>2 x 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 table:number-rows-repeated="1048524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Free Worlds League" table:style-name="ta16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45" office:value-type="string">
            <text:p>Free Worlds League</text:p>
          </table:table-cell>
          <table:table-cell table:style-name="ce47" table:number-columns-spanned="16" table:number-rows-spanned="1"/>
          <table:covered-table-cell table:number-columns-repeated="12" table:style-name="ce47"/>
          <table:covered-table-cell table:number-columns-repeated="2" table:style-name="ce15"/>
          <table:covered-table-cell table:style-name="ce47"/>
          <table:table-cell table:style-name="ce47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Locust LCT-5M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string">
            <text:p>4 FF</text:p>
            <text:p>(69)</text:p>
          </table:table-cell>
          <table:table-cell office:value-type="float" office:value="719">
            <text:p>719</text:p>
          </table:table-cell>
          <table:table-cell office:value-type="string">
            <text:p>1 x ERMBL</text:p>
            <text:p>4 x ER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Jackal JA-KL-1532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string">
            <text:p>6 Std</text:p>
            <text:p>(96)</text:p>
          </table:table-cell>
          <table:table-cell office:value-type="float" office:value="918">
            <text:p>918</text:p>
          </table:table-cell>
          <table:table-cell office:value-type="string">
            <text:p>1 x ERPPC</text:p>
            <text:p>1 x SSRM-2 (1t)</text:p>
          </table:table-cell>
          <table:table-cell office:value-type="string">
            <text:p>11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pider SPD-7M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621">
            <text:p>621</text:p>
          </table:table-cell>
          <table:table-cell office:value-type="string">
            <text:p>2 x MPL</text:p>
          </table:table-cell>
          <table:table-cell office:value-type="string">
            <text:p>10 Sing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Urbanmech RM-69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5 FF</text:p>
            <text:p>(89)</text:p>
          </table:table-cell>
          <table:table-cell office:value-type="float" office:value="589">
            <text:p>589</text:p>
          </table:table-cell>
          <table:table-cell office:value-type="string">
            <text:p>1 x UAC/10 (1t)</text:p>
            <text:p>1 x ERSBL</text:p>
            <text:p>1 x SPL</text:p>
          </table:table-cell>
          <table:table-cell office:value-type="string">
            <text:p>10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9">
          <table:table-cell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41">
          <table:table-cell table:style-name="ce46" office:value-type="string">
            <text:p>Cicada CDA-3F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6.5 FF</text:p>
            <text:p>(116)</text:p>
          </table:table-cell>
          <table:table-cell office:value-type="float" office:value="1329">
            <text:p>1329</text:p>
          </table:table-cell>
          <table:table-cell office:value-type="string">
            <text:p>1 x ERPPC</text:p>
            <text:p>2 x MB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table:style-name="ce44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Trebuchet TBT-7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348">
            <text:p>1348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29">
          <table:table-cell table:style-name="ce3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hadow Hawk SHD-5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30">
            <text:p>1430</text:p>
          </table:table-cell>
          <table:table-cell office:value-type="string">
            <text:p>1 x UAC/5 (1t)</text:p>
            <text:p>1 x LRM-20 (1t)</text:p>
            <text:p>1 x SSRM-2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Apollo APL-1M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207">
            <text:p>1207</text:p>
          </table:table-cell>
          <table:table-cell office:value-type="string">
            <text:p>2 x LRM-15 (4t)</text:p>
            <text:p>2 x SP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9">
          <table:table-cell office:value-type="string">
            <text:p>Quickdraw QKD-5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37">
            <text:p>1237</text:p>
          </table:table-cell>
          <table:table-cell office:value-type="string">
            <text:p>4 x MBL</text:p>
            <text:p>1 x LRM-10 (1t)</text:p>
            <text:p>1 x SRM-4 (OS)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Tempest TMP-3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786">
            <text:p>1786</text:p>
          </table:table-cell>
          <table:table-cell office:value-type="string">
            <text:p>1 x Gauss (2t)</text:p>
            <text:p>1 x LPL</text:p>
            <text:p>1 x SRM-6 (1t)</text:p>
            <text:p>3 x MBL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7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25">
          <table:table-cell office:value-type="string">
            <text:p>Hercules HRC-KS-90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1 FF</text:p>
            <text:p>(197)</text:p>
          </table:table-cell>
          <table:table-cell office:value-type="float" office:value="1561">
            <text:p>1561</text:p>
          </table:table-cell>
          <table:table-cell office:value-type="string">
            <text:p>1 x ERPPC</text:p>
            <text:p>1 x LBX/10 (2t)</text:p>
            <text:p>1 x MPL</text:p>
            <text:p>1 x SSRM-2 (1t)</text:p>
            <text:p>2 x S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office:value-type="string">
            <text:p>Orion ON1-MB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t Gauss (1t)</text:p>
            <text:p>1 x LRM-20 (2t)</text:p>
            <text:p>1 x SRM-4 (2t)</text:p>
            <text:p>2 x ERMBL</text:p>
          </table:table-cell>
          <table:table-cell office:value-type="string">
            <text:p>11 Doub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Marauder MAD-5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471">
            <text:p>1471</text:p>
          </table:table-cell>
          <table:table-cell office:value-type="string">
            <text:p>1 x LBX-10 (1t)</text:p>
            <text:p>2 x LPL</text:p>
            <text:p>2 x MPL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Marauder MAD-9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.5 FF</text:p>
            <text:p>(224)</text:p>
          </table:table-cell>
          <table:table-cell office:value-type="float" office:value="1704">
            <text:p>1704</text:p>
          </table:table-cell>
          <table:table-cell office:value-type="string">
            <text:p>4 x ERLBL</text:p>
            <text:p>2 x SSRM-6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6">
          <table:table-cell table:style-name="ce3"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talker STK-5M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1655">
            <text:p>1655</text:p>
          </table:table-cell>
          <table:table-cell office:value-type="string">
            <text:p>1 x ERLBL</text:p>
            <text:p>4 x MBL</text:p>
            <text:p>2 x LRM-10 (4t)</text:p>
            <text:p>2 x SRM-6 (2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office:value-type="string">
            <text:p>Grand Titan T-IT-N10M</text:p>
          </table:table-cell>
          <table:table-cell table:number-columns-repeated="1023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Wolf" table:style-name="ta14" table:print="false">
        <office:forms form:automatic-focus="false" form:apply-design-mode="false"/>
        <table:table-column table:style-name="co83" table:default-cell-style-name="ce29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1" table:default-cell-style-name="ce12"/>
        <table:table-column table:style-name="co84" table:default-cell-style-name="ce12"/>
        <table:table-column table:style-name="co18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85" table:default-cell-style-name="ce12"/>
        <table:table-column table:style-name="co86" table:default-cell-style-name="ce12"/>
        <table:table-column table:style-name="co87" table:number-columns-repeated="2" table:default-cell-style-name="ce12"/>
        <table:table-column table:style-name="co30" table:default-cell-style-name="ce11"/>
        <table:table-column table:style-name="co24" table:default-cell-style-name="ce11"/>
        <table:table-column table:style-name="co8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32" office:value-type="string" table:number-columns-spanned="1024" table:number-rows-spanned="1">
            <text:p>Clan Wolf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Locust IIC 5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4 FF</text:p>
            <text:p>(76)</text:p>
          </table:table-cell>
          <table:table-cell table:style-name="ce11" office:value-type="float" office:value="878">
            <text:p>878</text:p>
          </table:table-cell>
          <table:table-cell table:style-name="ce11" office:value-type="string">
            <text:p>1 x ER MBL</text:p>
            <text:p>2 x ATM-3 (2t)</text:p>
          </table:table-cell>
          <table:table-cell table:style-name="ce11" office:value-type="string">
            <text:p>10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Light Scout/LRM Support</text:p>
          </table:table-cell>
          <table:table-cell table:number-columns-repeated="1007"/>
        </table:table-row>
        <table:table-row table:style-name="ro13">
          <table:table-cell office:value-type="string">
            <text:p>Icestorm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string">
            <text:p>3.5 Std</text:p>
            <text:p>(56)</text:p>
          </table:table-cell>
          <table:table-cell office:value-type="float" office:value="728">
            <text:p>728</text:p>
          </table:table-cell>
          <table:table-cell office:value-type="string">
            <text:p>1 x ER MBL</text:p>
            <text:p>1 x SRM-2 (1t)</text:p>
          </table:table-cell>
          <table:table-cell office:value-type="string">
            <text:p>10 Sing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Light Scout</text:p>
          </table:table-cell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UrbanMech IIC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6 Std</text:p>
            <text:p>(96)</text:p>
          </table:table-cell>
          <table:table-cell office:value-type="float" office:value="798">
            <text:p>798</text:p>
          </table:table-cell>
          <table:table-cell office:value-type="string">
            <text:p>1 x UAC/10</text:p>
            <text:p>1 x ERSBL</text:p>
          </table:table-cell>
          <table:table-cell office:value-type="string">
            <text:p>10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Pouncer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557">
            <text:p>2557</text:p>
          </table:table-cell>
          <table:table-cell office:value-type="string">
            <text:p>2 x ER PPC</text:p>
            <text:p>1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Medium Sniper</text:p>
          </table:table-cell>
          <table:table-cell table:number-columns-repeated="1007"/>
        </table:table-row>
        <table:table-row table:style-name="ro15">
          <table:table-cell office:value-type="string">
            <text:p>Pouncer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836">
            <text:p>1836</text:p>
          </table:table-cell>
          <table:table-cell office:value-type="string">
            <text:p>2 x ER LBL</text:p>
            <text:p>2 x SRM-4 (2t)</text:p>
            <text:p>1 x LRM-10 (1t)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WTF</text:p>
          </table:table-cell>
          <table:table-cell table:number-columns-repeated="1007"/>
        </table:table-row>
        <table:table-row table:style-name="ro15">
          <table:table-cell office:value-type="string">
            <text:p>Pouncer C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653">
            <text:p>1653</text:p>
          </table:table-cell>
          <table:table-cell office:value-type="string">
            <text:p>1 x UAC-10 (2t)</text:p>
            <text:p>2 x ER MBL</text:p>
            <text:p>3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Striker</text:p>
          </table:table-cell>
          <table:table-cell table:number-columns-repeated="1007"/>
        </table:table-row>
        <table:table-row table:style-name="ro15">
          <table:table-cell office:value-type="string">
            <text:p>Phantom Prim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159">
            <text:p>1159</text:p>
          </table:table-cell>
          <table:table-cell office:value-type="string">
            <text:p>1 x ER MBL</text:p>
            <text:p>1 x LRM-5 (1t)</text:p>
            <text:p>1 x ER SB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Medium ECM Support</text:p>
          </table:table-cell>
          <table:table-cell table:number-columns-repeated="1007"/>
        </table:table-row>
        <table:table-row table:style-name="ro15">
          <table:table-cell office:value-type="string">
            <text:p>Phantom B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096">
            <text:p>1096</text:p>
          </table:table-cell>
          <table:table-cell office:value-type="string">
            <text:p>2 x SRM-4 (2t)</text:p>
            <text:p>1 x ER MBL</text:p>
            <text:p>1 x ER SBL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office:value-type="string">
            <text:p>Ice Ferret Prime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1 x ER SBL</text:p>
            <text:p>1 x SSRM-2 (1t)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niper</text:p>
          </table:table-cell>
          <table:table-cell table:number-columns-repeated="1007"/>
        </table:table-row>
        <table:table-row table:style-name="ro16">
          <table:table-cell office:value-type="string">
            <text:p>Ice Ferret B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461">
            <text:p>1461</text:p>
          </table:table-cell>
          <table:table-cell office:value-type="string">
            <text:p>1 x ER LBL</text:p>
            <text:p>1 x SPL</text:p>
            <text:p>1 x SRM-6 (1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Ice Ferret D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53">
            <text:p>1653</text:p>
          </table:table-cell>
          <table:table-cell office:value-type="string">
            <text:p>4 x M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Medium 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edium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Glass Spider 2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2038">
            <text:p>2038</text:p>
          </table:table-cell>
          <table:table-cell office:value-type="string">
            <text:p>2 x LPL</text:p>
            <text:p>2 x MPL</text:p>
            <text:p>3 x SPL</text:p>
          </table:table-cell>
          <table:table-cell office:value-type="string">
            <text:p>16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Heavy Striker</text:p>
          </table:table-cell>
          <table:table-cell table:number-columns-repeated="1007"/>
        </table:table-row>
        <table:table-row table:style-name="ro15">
          <table:table-cell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Linebacker Prim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390">
            <text:p>2390</text:p>
          </table:table-cell>
          <table:table-cell office:value-type="string">
            <text:p>2 x ER PPC</text:p>
            <text:p>1 x SSRM-4 (1t)</text:p>
            <text:p>1 x LRM-5 (1t)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Linebacker D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039">
            <text:p>2039</text:p>
          </table:table-cell>
          <table:table-cell office:value-type="string">
            <text:p>4 x SSRM-6 (3t)</text:p>
            <text:p>2 x ER MBL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Brawler</text:p>
          </table:table-cell>
          <table:table-cell table:number-columns-repeated="1007"/>
        </table:table-row>
        <table:table-row table:style-name="ro17">
          <table:table-cell office:value-type="string">
            <text:p>Timber Wolf Prim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737">
            <text:p>2737</text:p>
          </table:table-cell>
          <table:table-cell office:value-type="string">
            <text:p>2 x ER LBL</text:p>
            <text:p>2 x ER MBL</text:p>
            <text:p>2 x LRM-20 (2t)</text:p>
            <text:p>2 x MG</text:p>
            <text:p>1 x MP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office:value-type="string">
            <text:p>Timber Wolf A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854">
            <text:p>2854</text:p>
          </table:table-cell>
          <table:table-cell office:value-type="string">
            <text:p>2 x ER PPC</text:p>
            <text:p>3 x MPL</text:p>
            <text:p><text:s/>1 x ER SBL</text:p>
            <text:p><text:s/>1 x SSRM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3">
          <table:table-cell office:value-type="string">
            <text:p>Timber Wolf 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444">
            <text:p>2444</text:p>
          </table:table-cell>
          <table:table-cell office:value-type="string">
            <text:p>2 x ER LBL</text:p>
            <text:p>2 x ATM-9 (6t)</text:p>
          </table:table-cell>
          <table:table-cell office:value-type="string">
            <text:p>18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Orion II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392">
            <text:p>2392</text:p>
          </table:table-cell>
          <table:table-cell office:value-type="string">
            <text:p>2 x ER LBL</text:p>
            <text:p>1 x Gauss Rifle (2t)</text:p>
            <text:p>1 x LRM-20 (3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5">
          <table:table-cell table:style-name="ce30" office:value-type="string">
            <text:p>Gargoyle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1537">
            <text:p>1537</text:p>
          </table:table-cell>
          <table:table-cell office:value-type="string">
            <text:p>2 x LBX-5 (2t)</text:p>
            <text:p>2 x SRM-6 (2t)</text:p>
            <text:p>1 x ER SB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Assault Skirmisher</text:p>
          </table:table-cell>
          <table:table-cell table:number-columns-repeated="1007"/>
        </table:table-row>
        <table:table-row table:style-name="ro38">
          <table:table-cell table:style-name="ce30" office:value-type="string">
            <text:p>Gargoyle A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table:style-name="ce11" office:value-type="float" office:value="2689">
            <text:p>2689</text:p>
          </table:table-cell>
          <table:table-cell table:style-name="ce11" office:value-type="string">
            <text:p>2 x ER PPC</text:p>
            <text:p>1 x LPL</text:p>
            <text:p>1 x MPL</text:p>
            <text:p>1 x ER MBL</text:p>
            <text:p>1 x ER SBL</text:p>
          </table:table-cell>
          <table:table-cell table:style-name="ce11" office:value-type="string">
            <text:p>16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Assault Snip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Gargoyle C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417">
            <text:p>2417</text:p>
          </table:table-cell>
          <table:table-cell office:value-type="string">
            <text:p>1 x UAC20 (2t)</text:p>
            <text:p>3 x A-Pod</text:p>
            <text:p>6 x ER MBL</text:p>
          </table:table-cell>
          <table:table-cell table:style-name="ce11" office:value-type="string">
            <text:p>16 Double</text:p>
          </table:table-cell>
          <table:table-cell table:number-columns-repeated="9"/>
          <table:table-cell office:value-type="string">
            <text:p>Assault Brawl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ssault Artillery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Warhammer IIC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570">
            <text:p>2570</text:p>
          </table:table-cell>
          <table:table-cell office:value-type="string">
            <text:p>2 x ER PPC</text:p>
            <text:p>5 x MPL</text:p>
            <text:p>1 x SRM-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Marauder IIC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1.5 Ferro</text:p>
          </table:table-cell>
          <table:table-cell office:value-type="float" office:value="2680">
            <text:p>2680</text:p>
          </table:table-cell>
          <table:table-cell office:value-type="string">
            <text:p>3 x ER PPC</text:p>
            <text:p>2 x MPL</text:p>
            <text:p>4 x ERSBL</text:p>
          </table:table-cell>
          <table:table-cell office:value-type="string">
            <text:p>2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Highlander IIC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Ferro</text:p>
          </table:table-cell>
          <table:table-cell office:value-type="float" office:value="2979">
            <text:p>2979</text:p>
          </table:table-cell>
          <table:table-cell office:value-type="string">
            <text:p>1 x Gauss Rifle</text:p>
            <text:p>1 x LRM-20</text:p>
            <text:p>2 x SSRM-6</text:p>
            <text:p>3 x MP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9">
          <table:table-cell table:style-name="ce30"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Dire Wolf 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896">
            <text:p>2896</text:p>
          </table:table-cell>
          <table:table-cell office:value-type="string">
            <text:p>1 x Gauss Rifle (3t)</text:p>
            <text:p>3 x LPL</text:p>
            <text:p>2 x SSRM-6 (2t)</text:p>
          </table:table-cell>
          <table:table-cell office:value-type="string">
            <text:p>2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Assault 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Dire Wolf B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609">
            <text:p>2609</text:p>
          </table:table-cell>
          <table:table-cell office:value-type="string">
            <text:p>1 x LBX-10 (2t)</text:p>
            <text:p>4 x UAC-2 (2t)</text:p>
            <text:p><text:s/>2 x ER PPC</text:p>
            <text:p>2 x MPL</text:p>
            <text:p>1 x ER S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Assault Sniper</text:p>
          </table:table-cell>
          <table:table-cell table:number-columns-repeated="1007"/>
        </table:table-row>
        <table:table-row table:style-name="ro3">
          <table:table-cell table:style-name="ce5"/>
          <table:table-cell table:number-columns-repeated="1023"/>
        </table:table-row>
      </table:table>
      <table:table table:name="Clan Jade Falcon" table:style-name="ta7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41" table:default-cell-style-name="Default"/>
        <table:table-column table:style-name="co20" table:default-cell-style-name="Default"/>
        <table:table-column table:style-name="co42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3" office:value-type="string" table:number-columns-spanned="1024" table:number-rows-spanned="1">
            <text:p>Jade Falcon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Howler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3 Ferro</text:p>
            <text:p>(57)</text:p>
          </table:table-cell>
          <table:table-cell table:style-name="ce11" office:value-type="float" office:value="645">
            <text:p>645</text:p>
          </table:table-cell>
          <table:table-cell table:style-name="ce11" office:value-type="string">
            <text:p>3 x LRM-5 (3t)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cout/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Locust IIC 2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  <text:p/>
          </table:table-cell>
          <table:table-cell table:style-name="ce12" office:value-type="float" office:value="937">
            <text:p>937</text:p>
          </table:table-cell>
          <table:table-cell table:style-name="ce12" office:value-type="string">
            <text:p>4 x SSRM-2 (1t)</text:p>
            <text:p>1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Fire Falcon Prime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451">
            <text:p>1451</text:p>
          </table:table-cell>
          <table:table-cell table:style-name="ce12" office:value-type="string">
            <text:p>2 x ER MBL</text:p>
            <text:p>2 x ER SBL</text:p>
            <text:p>1 x MPL</text:p>
            <text:p>2 x SSRM-4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Prime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085">
            <text:p>1085</text:p>
          </table:table-cell>
          <table:table-cell table:style-name="ce12" office:value-type="string">
            <text:p>1 x ER LBL</text:p>
            <text:p>1 x LBX-5 (1t)</text:p>
            <text:p>1 x SSRM-4 (1t)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Kit Fox A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310">
            <text:p>1310</text:p>
          </table:table-cell>
          <table:table-cell table:style-name="ce12" office:value-type="string">
            <text:p>1 x Gauss Rifle (2t)</text:p>
            <text:p>2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C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147">
            <text:p>1147</text:p>
          </table:table-cell>
          <table:table-cell table:style-name="ce12" office:value-type="string">
            <text:p>1 x ER LBL</text:p>
            <text:p>1 x SPL</text:p>
            <text:p><text:s/>2 x MG</text:p>
            <text:p>2 x A-Pod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Prime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485">
            <text:p>1485</text:p>
          </table:table-cell>
          <table:table-cell table:style-name="ce12" office:value-type="string">
            <text:p>2 x LRM-10 (2t)</text:p>
            <text:p>2 x LPL</text:p>
          </table:table-cell>
          <table:table-cell table:style-name="ce12" office:value-type="string">
            <text:p>10 Double</text:p>
          </table:table-cell>
          <table:table-cell table:style-name="ce12"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Cougar A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697">
            <text:p>1697</text:p>
          </table:table-cell>
          <table:table-cell table:style-name="ce12" office:value-type="string">
            <text:p>2 x LRM-20 (4t)</text:p>
            <text:p>2 x ER MBL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8"/>
          <table:table-cell table:style-name="ce12"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B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774">
            <text:p>1774</text:p>
          </table:table-cell>
          <table:table-cell table:style-name="ce12" office:value-type="string">
            <text:p>2 x ER PPC</text:p>
            <text:p>1 x ER MBL</text:p>
          </table:table-cell>
          <table:table-cell table:style-name="ce12" office:value-type="string">
            <text:p>16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table:style-name="ce5" office:value-type="string">
            <text:p>Mongrel Prime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290">
            <text:p>2290</text:p>
          </table:table-cell>
          <table:table-cell table:style-name="ce12" office:value-type="string">
            <text:p>1 x ER LBL</text:p>
            <text:p>3 x ER MBL</text:p>
            <text:p>1 x SSRM-6 (1t)</text:p>
            <text:p>1 x ER S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ongrel A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031">
            <text:p>2031</text:p>
          </table:table-cell>
          <table:table-cell table:style-name="ce12" office:value-type="string">
            <text:p>2 x LRM-15 (4t)</text:p>
            <text:p>1 x MPL</text:p>
            <text:p>1 x ER SBL</text:p>
          </table:table-cell>
          <table:table-cell table:style-name="ce12" office:value-type="string">
            <text:p>10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Hunchback IIC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60">
            <text:p>60</text:p>
          </table:table-cell>
          <table:table-cell table:style-name="ce12" office:value-type="string">
            <text:p>6 Std</text:p>
            <text:p>(96)</text:p>
          </table:table-cell>
          <table:table-cell table:style-name="ce12" office:value-type="float" office:value="1679">
            <text:p>1679</text:p>
          </table:table-cell>
          <table:table-cell table:style-name="ce12" office:value-type="string">
            <text:p>2 x UAC-20 (2t)</text:p>
            <text:p>2 x ER M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4">
            <text:p>4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Black Lanner Prime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268">
            <text:p>2268</text:p>
          </table:table-cell>
          <table:table-cell table:style-name="ce12" office:value-type="string">
            <text:p>1 x ER LBL</text:p>
            <text:p>2 x ER MBL</text:p>
            <text:p>1 x LRM-10 (1t)</text:p>
            <text:p>1 x SRM-6 (1t)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4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Black Lanner A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308">
            <text:p>2308</text:p>
          </table:table-cell>
          <table:table-cell table:style-name="ce12" office:value-type="string">
            <text:p>1 x ER PPC</text:p>
            <text:p>2 x MPL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Black Lanner D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1809">
            <text:p>1809</text:p>
          </table:table-cell>
          <table:table-cell table:style-name="ce12" office:value-type="string">
            <text:p>2 x MPL</text:p>
            <text:p>2 x ER SBL</text:p>
            <text:p><text:s/>2 x SRM-6 (2t)</text:p>
            <text:p>1 x Flamer</text:p>
            <text:p>4 x MG</text:p>
          </table:table-cell>
          <table:table-cell table:style-name="ce12" office:value-type="string">
            <text:p>10 Double</text:p>
          </table:table-cell>
          <table:table-cell table:style-name="ce12" table:number-columns-repeated="5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2">
          <table:table-cell table:style-name="ce6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table:style-name="ce12" office:value-type="float" office:value="60">
            <text:p>60</text:p>
          </table:table-cell>
          <table:table-cell table:style-name="ce12" office:value-type="string">
            <text:p>10.5 Ferro</text:p>
            <text:p>(201)</text:p>
          </table:table-cell>
          <table:table-cell table:style-name="ce12" office:value-type="float" office:value="1825">
            <text:p>1825</text:p>
          </table:table-cell>
          <table:table-cell table:style-name="ce12" office:value-type="string">
            <text:p>2 x Gauss Rifle (5t)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351">
            <text:p>2351</text:p>
          </table:table-cell>
          <table:table-cell table:style-name="ce12" office:value-type="string">
            <text:p>2 x LRM-20 (2t)</text:p>
            <text:p>2 x LPL</text:p>
            <text:p>2 x MP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447">
            <text:p>2447</text:p>
          </table:table-cell>
          <table:table-cell table:style-name="ce12" office:value-type="string">
            <text:p>2 x ATM-12 (6t)</text:p>
            <text:p>2 x MPL</text:p>
            <text:p>2 x ER MBL</text:p>
            <text:p>2 x ER SBL</text:p>
          </table:table-cell>
          <table:table-cell table:style-name="ce12" office:value-type="string">
            <text:p>13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Prime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2654">
            <text:p>2654</text:p>
          </table:table-cell>
          <table:table-cell table:style-name="ce12" office:value-type="string">
            <text:p>2 x ER PPC</text:p>
            <text:p>3 x ER MBL</text:p>
            <text:p>1 x SSRM-6 (1t)</text:p>
            <text:p>2 x MG</text:p>
            <text:p>4 x A-Pod</text:p>
          </table:table-cell>
          <table:table-cell table:style-name="ce12" office:value-type="string">
            <text:p>13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2"/>
          <table:table-cell table:number-columns-repeated="2" table:style-name="ce12" office:value-type="string">
            <text:p>Yes</text:p>
          </table:table-cell>
          <table:table-cell table:style-name="ce11" office:value-type="string">
            <text:p>Yes</text:p>
          </table:table-cell>
          <table:table-cell table:style-name="ce11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A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1948">
            <text:p>1948</text:p>
          </table:table-cell>
          <table:table-cell table:style-name="ce12" office:value-type="string">
            <text:p>1 x UAC-5 (1t)</text:p>
            <text:p>2 x ER LBL</text:p>
            <text:p>1 x LRM-20</text:p>
            <text:p>2 x MG</text:p>
            <text:p>1 x ER MBL</text:p>
          </table:table-cell>
          <table:table-cell table:style-name="ce12" table:number-columns-repeated="4"/>
          <table:table-cell table:style-name="ce12" office:value-type="string">
            <text:p>Yes</text:p>
          </table:table-cell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Prime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298">
            <text:p>2298</text:p>
          </table:table-cell>
          <table:table-cell table:style-name="ce12" office:value-type="string">
            <text:p>1 x LBX-10 (1t)</text:p>
            <text:p>1 x ER PPC</text:p>
            <text:p>1 x LRM-15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A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145">
            <text:p>2145</text:p>
          </table:table-cell>
          <table:table-cell table:style-name="ce12" office:value-type="string">
            <text:p>1 x Gauss Rifle (1t)</text:p>
            <text:p>1 x LPL</text:p>
            <text:p>1 x SRM-6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11 Ferro</text:p>
            <text:p>(211)</text:p>
          </table:table-cell>
          <table:table-cell table:style-name="ce12" office:value-type="float" office:value="2813">
            <text:p>2813</text:p>
          </table:table-cell>
          <table:table-cell table:style-name="ce12" office:value-type="string">
            <text:p>2 x LPL</text:p>
            <text:p>2 x MPL</text:p>
            <text:p>4 x SPL</text:p>
            <text:p>2 x MG</text:p>
          </table:table-cell>
          <table:table-cell table:style-name="ce12" office:value-type="string">
            <text:p>13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office:value-type="string">
            <text:p>Yes</text:p>
          </table:table-cell>
          <table:table-cell table:style-name="ce11"/>
          <table:table-cell office:value-type="string">
            <text:p>Brawler</text:p>
          </table:table-cell>
          <table:table-cell table:number-columns-repeated="1007"/>
        </table:table-row>
        <table:table-row table:style-name="ro3" table:number-rows-repeated="4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table:style-name="ce12" office:value-type="float" office:value="80">
            <text:p>80</text:p>
          </table:table-cell>
          <table:table-cell table:style-name="ce12" office:value-type="string">
            <text:p>9 Std</text:p>
            <text:p>(144)</text:p>
          </table:table-cell>
          <table:table-cell table:style-name="ce12" office:value-type="float" office:value="1840">
            <text:p>1840</text:p>
          </table:table-cell>
          <table:table-cell table:style-name="ce12" office:value-type="string">
            <text:p>2 x Arrow IV (6t)</text:p>
            <text:p>3 x ER SB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Supernova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4.5 Std</text:p>
            <text:p>(232)</text:p>
          </table:table-cell>
          <table:table-cell table:style-name="ce12" office:value-type="float" office:value="2801">
            <text:p>2801</text:p>
          </table:table-cell>
          <table:table-cell table:style-name="ce12" office:value-type="string">
            <text:p>6 x ER LBL</text:p>
          </table:table-cell>
          <table:table-cell table:style-name="ce12" office:value-type="string">
            <text:p>26 Double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Turkina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1" office:value-type="float" office:value="2944">
            <text:p>2944</text:p>
          </table:table-cell>
          <table:table-cell table:style-name="ce11" office:value-type="string">
            <text:p>2 x ER PPC</text:p>
            <text:p>2 x LBX-5 (2t)</text:p>
            <text:p>2 x LRM-15 (3t)</text:p>
          </table:table-cell>
          <table:table-cell table:style-name="ce11" office:value-type="string">
            <text:p>19 Double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Turkina A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2" office:value-type="float" office:value="2906">
            <text:p>2906</text:p>
          </table:table-cell>
          <table:table-cell table:style-name="ce12" office:value-type="string">
            <text:p>2 x Gauss Rifle (4t)</text:p>
            <text:p>2 x LRM-20 (4t)</text:p>
          </table:table-cell>
          <table:table-cell table:style-name="ce11" office:value-type="string">
            <text:p>15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Jupiter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9.5 Std</text:p>
            <text:p>(307)</text:p>
          </table:table-cell>
          <table:table-cell table:style-name="ce12" office:value-type="float" office:value="2784">
            <text:p>2784</text:p>
          </table:table-cell>
          <table:table-cell table:style-name="ce12" office:value-type="string">
            <text:p>4 x UAC-5 (4t)</text:p>
            <text:p>2 x ER PPC</text:p>
            <text:p>2 x LRM-15 (2t)</text:p>
          </table:table-cell>
          <table:table-cell table:style-name="ce12" office:value-type="string">
            <text:p>17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Smoke Jaguar" table:style-name="ta8" table:print="false">
        <office:forms form:automatic-focus="false" form:apply-design-mode="false"/>
        <table:table-column table:style-name="co43" table:default-cell-style-name="ce5"/>
        <table:table-column table:style-name="co44" table:default-cell-style-name="ce12"/>
        <table:table-column table:style-name="co45" table:default-cell-style-name="ce12"/>
        <table:table-column table:style-name="co26" table:default-cell-style-name="ce12"/>
        <table:table-column table:style-name="co21" table:default-cell-style-name="ce12"/>
        <table:table-column table:style-name="co46" table:default-cell-style-name="ce12"/>
        <table:table-column table:style-name="co47" table:default-cell-style-name="ce12"/>
        <table:table-column table:style-name="co44" table:default-cell-style-name="ce12"/>
        <table:table-column table:style-name="co48" table:default-cell-style-name="ce12"/>
        <table:table-column table:style-name="co24" table:default-cell-style-name="ce12"/>
        <table:table-column table:style-name="co20" table:default-cell-style-name="ce12"/>
        <table:table-column table:style-name="co49" table:number-columns-repeated="2" table:default-cell-style-name="ce12"/>
        <table:table-column table:style-name="co38" table:default-cell-style-name="ce12"/>
        <table:table-column table:style-name="co30" table:default-cell-style-name="ce11"/>
        <table:table-column table:style-name="co50" table:default-cell-style-name="ce11"/>
        <table:table-column table:style-name="co51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4" office:value-type="string" table:number-columns-spanned="1024" table:number-rows-spanned="1">
            <text:p>Smoke Jagu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Prime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334">
            <text:p>1334</text:p>
          </table:table-cell>
          <table:table-cell office:value-type="string">
            <text:p>2 x ER MBL</text:p>
            <text:p>2 x LRM-5 (2t)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C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840">
            <text:p>1840</text:p>
          </table:table-cell>
          <table:table-cell office:value-type="string">
            <text:p>4 x ER MBL</text:p>
            <text:p>2 x MPL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5">
          <table:table-cell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3">
          <table:table-cell office:value-type="string">
            <text:p>Shadow Cat Prime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156">
            <text:p>2156</text:p>
          </table:table-cell>
          <table:table-cell office:value-type="string">
            <text:p>1 x Gauss Rifle (2t)</text:p>
            <text:p>2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hadow Cat A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220">
            <text:p>2220</text:p>
          </table:table-cell>
          <table:table-cell office:value-type="string">
            <text:p>2 x ER LBL</text:p>
            <text:p>1 x SSRM-6</text:p>
          </table:table-cell>
          <table:table-cell office:value-type="string">
            <text:p>13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hadow Cat B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420">
            <text:p>2420</text:p>
          </table:table-cell>
          <table:table-cell office:value-type="string">
            <text:p>2 x LRM-15 (4t)</text:p>
            <text:p>2 x ER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3">
          <table:table-cell table:style-name="ce6"/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281">
            <text:p>2281</text:p>
          </table:table-cell>
          <table:table-cell office:value-type="string">
            <text:p>1 x UAC/20 (2t)</text:p>
            <text:p>6 x ER MBL</text:p>
          </table:table-cell>
          <table:table-cell office:value-type="string">
            <text:p>13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A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1923">
            <text:p>1923</text:p>
          </table:table-cell>
          <table:table-cell office:value-type="string">
            <text:p>1 x ER PPC</text:p>
            <text:p>1 x LBX-5 (2t)</text:p>
            <text:p>6 x SRM-6 (4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Ebon Jaguar Prime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1952">
            <text:p>1952</text:p>
          </table:table-cell>
          <table:table-cell office:value-type="string">
            <text:p>1 x Gauss Rifle (2t)</text:p>
            <text:p>1 x LBX-5 (2t)</text:p>
            <text:p>1 x ER MBL</text:p>
            <text:p>1 x LRM-10 (2t)</text:p>
            <text:p>1 x SRM-2 (1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table:style-name="ce6" office:value-type="string">
            <text:p>Ebon Jaguar 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2429">
            <text:p>2429</text:p>
          </table:table-cell>
          <table:table-cell office:value-type="string">
            <text:p>1 x UAC/20 (3t)</text:p>
            <text:p>2 x ER LBL</text:p>
            <text:p>4 x ER MBL</text:p>
            <text:p>1 x MPL</text:p>
            <text:p>1 x Flamer</text:p>
            <text:p>2 x MG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813">
            <text:p>2813</text:p>
          </table:table-cell>
          <table:table-cell office:value-type="string">
            <text:p>2 x LPL</text:p>
            <text:p>2 x MPL</text:p>
            <text:p>4 x SPL</text:p>
            <text:p>2 x MG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office:value-type="string">
            <text:p>Warhawk Prime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3194">
            <text:p>3194</text:p>
          </table:table-cell>
          <table:table-cell office:value-type="string">
            <text:p>4 x ER PPC</text:p>
            <text:p>1 x LRM-10 (1t)</text:p>
          </table:table-cell>
          <table:table-cell office:value-type="string">
            <text:p>2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upernova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801">
            <text:p>2801</text:p>
          </table:table-cell>
          <table:table-cell office:value-type="string">
            <text:p>6 x ER LBL</text:p>
          </table:table-cell>
          <table:table-cell office:value-type="string">
            <text:p>26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6">
          <table:table-cell office:value-type="string">
            <text:p>Dire Wolf C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3610">
            <text:p>3610</text:p>
          </table:table-cell>
          <table:table-cell office:value-type="string">
            <text:p>2 x ER PPC</text:p>
            <text:p>4 x MPL</text:p>
            <text:p>2 x ATM-6 (2t)</text:p>
            <text:p>1 x SSRM-4 (1t)</text:p>
          </table:table-cell>
          <table:table-cell office:value-type="string">
            <text:p>23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Stone Rhino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3001">
            <text:p>3001</text:p>
          </table:table-cell>
          <table:table-cell office:value-type="string">
            <text:p>2 x LPL</text:p>
            <text:p>2 x Gauss Rifle (4t)</text:p>
            <text:p>1 x SP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</table:table>
      <table:table table:name="Clan Ghost Bear" table:style-name="ta9" table:print="false">
        <office:forms form:automatic-focus="false" form:apply-design-mode="false"/>
        <table:table-column table:style-name="co52" table:default-cell-style-name="ce5"/>
        <table:table-column table:style-name="co50" table:default-cell-style-name="ce12"/>
        <table:table-column table:style-name="co16" table:default-cell-style-name="ce12"/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38" table:number-columns-repeated="2" table:default-cell-style-name="ce12"/>
        <table:table-column table:style-name="co44" table:default-cell-style-name="ce12"/>
        <table:table-column table:style-name="co38" table:default-cell-style-name="ce12"/>
        <table:table-column table:style-name="co44" table:default-cell-style-name="ce12"/>
        <table:table-column table:style-name="co57" table:default-cell-style-name="ce12"/>
        <table:table-column table:style-name="co40" table:default-cell-style-name="ce12"/>
        <table:table-column table:style-name="co50" table:default-cell-style-name="ce11"/>
        <table:table-column table:style-name="co22" table:default-cell-style-name="ce11"/>
        <table:table-column table:style-name="co5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5" office:value-type="string" table:number-columns-spanned="1024" table:number-rows-spanned="1">
            <text:p>Ghost Be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Fire Moth Prime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table:style-name="ce11" office:value-type="float" office:value="1251">
            <text:p>1251</text:p>
          </table:table-cell>
          <table:table-cell table:style-name="ce11" office:value-type="string">
            <text:p>2 x ER MBL</text:p>
            <text:p>1 x SRM-6 (1t)</text:p>
            <text:p>1 x SRM-4 (1t)</text:p>
          </table:table-cell>
          <table:table-cell table:style-name="ce11" office:value-type="string">
            <text:p>10 Double</text:p>
          </table:table-cell>
          <table:table-cell table:style-name="ce11"/>
          <table:table-cell table:style-name="ce11" office:value-type="string">
            <text:p>Yes</text:p>
          </table:table-cell>
          <table:table-cell table:style-name="ce11" table:number-columns-repeated="5"/>
          <table:table-cell table:number-columns-repeated="2"/>
          <table:table-cell table:style-name="ce11"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Fire Moth 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639">
            <text:p>639</text:p>
          </table:table-cell>
          <table:table-cell office:value-type="string">
            <text:p>1 x SSRM-4 (1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Light Scout</text:p>
          </table:table-cell>
          <table:table-cell table:number-columns-repeated="1007"/>
        </table:table-row>
        <table:table-row table:style-name="ro13">
          <table:table-cell office:value-type="string">
            <text:p>Fire Moth C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759">
            <text:p>759</text:p>
          </table:table-cell>
          <table:table-cell office:value-type="string">
            <text:p>2 x LRM-5 (2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Light LRM Support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Viper Prim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450">
            <text:p>1450</text:p>
          </table:table-cell>
          <table:table-cell office:value-type="string">
            <text:p>2 x MPL</text:p>
            <text:p>2 x MG</text:p>
            <text:p>1 x SRM-4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0"/>
        </table:table-row>
        <table:table-row table:style-name="ro13">
          <table:table-cell office:value-type="string">
            <text:p>Viper A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989">
            <text:p>1989</text:p>
          </table:table-cell>
          <table:table-cell office:value-type="string">
            <text:p>5 x ER 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08"/>
        </table:table-row>
        <table:table-row table:style-name="ro15">
          <table:table-cell office:value-type="string">
            <text:p>Viper B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830">
            <text:p>1830</text:p>
          </table:table-cell>
          <table:table-cell office:value-type="string">
            <text:p>1 x ER PPC</text:p>
            <text:p>2 x SPL</text:p>
            <text:p>1 x Flamer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Nova Prime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2663">
            <text:p>2663</text:p>
          </table:table-cell>
          <table:table-cell office:value-type="string">
            <text:p>8 x ER MBL</text:p>
          </table:table-cell>
          <table:table-cell office:value-type="string">
            <text:p>18 Double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7">
          <table:table-cell office:value-type="string">
            <text:p>Ursu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8.5 Ferro</text:p>
            <text:p>(163)</text:p>
          </table:table-cell>
          <table:table-cell office:value-type="float" office:value="1778">
            <text:p>1778</text:p>
          </table:table-cell>
          <table:table-cell office:value-type="string">
            <text:p>1 x ER LBL</text:p>
            <text:p>2 x ER MBL</text:p>
            <text:p>2 x MPL</text:p>
            <text:p>1 x LRM-10 (1t)</text:p>
            <text:p>1 x SRM-6 (1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 Mk 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3">
          <table:table-cell table:style-name="ce6" office:value-type="string">
            <text:p>Grizzly Mk 1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Grizzly Mk 2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101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table:number-columns-repeated="1017"/>
        </table:table-row>
        <table:table-row table:style-name="ro3">
          <table:table-cell office:value-type="string">
            <text:p>Executioner B</text:p>
          </table:table-cell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 office:value-type="string">
            <text:p>Kodiak Mk 1</text:p>
          </table:table-cell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>
          <table:table-cell office:value-type="string">
            <text:p>Kodiak Mk 2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Hell's Horses" table:style-name="ta10" table:print="false">
        <office:forms form:automatic-focus="false" form:apply-design-mode="false"/>
        <table:table-column table:style-name="co59" table:default-cell-style-name="ce5"/>
        <table:table-column table:style-name="co24" table:default-cell-style-name="ce12"/>
        <table:table-column table:style-name="co22" table:number-columns-repeated="2" table:default-cell-style-name="ce12"/>
        <table:table-column table:style-name="co44" table:default-cell-style-name="ce12"/>
        <table:table-column table:style-name="co60" table:default-cell-style-name="ce12"/>
        <table:table-column table:style-name="co61" table:default-cell-style-name="ce12"/>
        <table:table-column table:style-name="co49" table:default-cell-style-name="ce12"/>
        <table:table-column table:style-name="co33" table:default-cell-style-name="ce12"/>
        <table:table-column table:style-name="co57" table:number-columns-repeated="2" table:default-cell-style-name="ce12"/>
        <table:table-column table:style-name="co36" table:number-columns-repeated="2" table:default-cell-style-name="ce12"/>
        <table:table-column table:style-name="co62" table:default-cell-style-name="ce12"/>
        <table:table-column table:style-name="co45" table:default-cell-style-name="ce11"/>
        <table:table-column table:style-name="co54" table:default-cell-style-name="ce11"/>
        <table:table-column table:style-name="co63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6" office:value-type="string" table:number-columns-spanned="1024" table:number-rows-spanned="1">
            <text:p>Hell's Horses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/>
          <table:table-cell table:style-name="ce11" table:number-columns-repeated="13"/>
          <table:table-cell table:number-columns-repeated="2"/>
          <table:table-cell table:style-name="ce11"/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4"/>
          <table:table-cell table:style-name="ce12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 table:number-rows-repeated="2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6">
          <table:table-cell table:style-name="ce6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/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7">2020-07-07</text:date>, <text:time>23:0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20-07-07T23:09:45.10</dc:date>
    <meta:editing-duration>P29DT14H47M43S</meta:editing-duration>
    <meta:editing-cycles>129</meta:editing-cycles>
    <meta:generator>OpenOffice/4.1.7$Win32 OpenOffice.org_project/417m1$Build-9800</meta:generator>
    <meta:document-statistic meta:table-count="10" meta:cell-count="3589" meta:object-count="0"/>
  </office:meta>
</office:document-meta>
</file>